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/>
    <style:font-face style:name="JetBrains Mono" svg:font-family="JetBrains Mono" style:font-family-generic="roman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 fo:margin-left="-0.375in">
        <style:tab-stops/>
      </style:paragraph-properties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 fo:margin-left="-0.375in">
        <style:tab-stops/>
      </style:paragraph-properties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9" style:parent-style-name="Standard" style:family="paragraph">
      <style:text-properties style:font-name="Times New Roman" style:font-name-asian="Times New Roman" style:font-name-complex="Times New Roman" fo:font-weight="bold" style:font-weight-asian="bold"/>
    </style:style>
    <style:style style:name="P10" style:parent-style-name="Standard" style:family="paragraph">
      <style:paragraph-properties fo:text-align="center">
        <style:tab-stops>
          <style:tab-stop style:type="left" style:position="2.2604in"/>
        </style:tab-stops>
      </style:paragraph-properties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" style:parent-style-name="Standard" style:family="paragraph">
      <style:text-properties style:font-name="Times New Roman" style:font-name-asian="Times New Roman" style:font-name-complex="Times New Roman" fo:font-weight="bold" style:font-weight-asian="bold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16" style:parent-style-name="Standard" style:family="paragraph">
      <style:text-properties style:font-name="Times New Roman" style:font-name-asian="Times New Roman" style:font-name-complex="Times New Roman" fo:font-weight="bold" style:font-weight-asian="bold"/>
    </style:style>
    <style:style style:name="P17" style:parent-style-name="Standard" style:family="paragraph">
      <style:text-properties style:font-name="Times New Roman" style:font-name-asian="Times New Roman" style:font-name-complex="Times New Roman" fo:font-weight="bold" style:font-weight-asian="bold"/>
    </style:style>
    <style:style style:name="P18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1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2" style:parent-style-name="Standard" style:family="paragraph">
      <style:paragraph-properties fo:text-align="center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25" style:parent-style-name="Standard" style:family="paragraph">
      <style:paragraph-properties fo:text-align="center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P27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2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2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0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1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2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3" style:parent-style-name="Standard" style:family="paragraph">
      <style:paragraph-properties fo:text-align="center" fo:text-indent="0.5in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P35" style:parent-style-name="Standard" style:family="paragraph">
      <style:paragraph-properties fo:text-align="center" fo:text-indent="0.5in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37" style:parent-style-name="Standard" style:family="paragraph">
      <style:paragraph-properties fo:text-align="center" fo:text-indent="0.5in"/>
      <style:text-properties style:font-name="Times New Roman" style:font-name-asian="Times New Roman" style:font-name-complex="Times New Roman"/>
    </style:style>
    <style:style style:name="P38" style:parent-style-name="Standard" style:family="paragraph">
      <style:paragraph-properties fo:text-align="center" fo:text-indent="0.5in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40" style:parent-style-name="Standard" style:family="paragraph">
      <style:paragraph-properties fo:text-align="center" fo:text-indent="0.5in"/>
      <style:text-properties style:font-name="Times New Roman" style:font-name-asian="Times New Roman" style:font-name-complex="Times New Roman"/>
    </style:style>
    <style:style style:name="P41" style:parent-style-name="Standard" style:family="paragraph">
      <style:paragraph-properties fo:text-align="center" fo:text-indent="0.5in"/>
      <style:text-properties style:font-name="Times New Roman" style:font-name-asian="Times New Roman" style:font-name-complex="Times New Roman"/>
    </style:style>
    <style:style style:name="P42" style:parent-style-name="Standard" style:family="paragraph">
      <style:paragraph-properties fo:text-align="center" fo:text-indent="0.5in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P44" style:parent-style-name="Standard" style:family="paragraph">
      <style:paragraph-properties fo:text-align="center" fo:text-indent="0.5in"/>
      <style:text-properties style:font-name="Times New Roman" style:font-name-asian="Times New Roman" style:font-name-complex="Times New Roman"/>
    </style:style>
    <style:style style:name="P45" style:parent-style-name="Standard" style:family="paragraph">
      <style:paragraph-properties fo:text-align="center" fo:text-indent="0.5in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48" style:parent-style-name="Standard" style:family="paragraph">
      <style:paragraph-properties fo:text-align="center" fo:text-indent="0.5in"/>
      <style:text-properties style:font-name="Times New Roman" style:font-name-asian="Times New Roman" style:font-name-complex="Times New Roman"/>
    </style:style>
    <style:style style:name="P49" style:parent-style-name="Standard" style:family="paragraph">
      <style:paragraph-properties fo:text-align="center" fo:text-indent="0.5in"/>
      <style:text-properties style:font-name="Times New Roman" style:font-name-asian="Times New Roman" style:font-name-complex="Times New Roman"/>
    </style:style>
    <style:style style:name="P50" style:parent-style-name="Standard" style:family="paragraph">
      <style:paragraph-properties fo:text-align="center" fo:text-indent="0.5in"/>
      <style:text-properties style:font-name="Times New Roman" style:font-name-asian="Times New Roman" style:font-name-complex="Times New Roman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style:font-name="Times New Roman" style:font-name-asian="Times New Roman" style:font-name-complex="Times New Roman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style:font-name="Times New Roman" style:font-name-asian="Times New Roman" style:font-name-complex="Times New Roman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59" style:parent-style-name="Standard" style:family="paragraph">
      <style:text-properties style:font-name="Times New Roman" style:font-name-asian="Times New Roman" style:font-name-complex="Times New Roman"/>
    </style:style>
    <style:style style:name="P60" style:parent-style-name="Standard" style:family="paragraph">
      <style:text-properties style:font-name="Times New Roman" style:font-name-asian="Times New Roman" style:font-name-complex="Times New Roman"/>
    </style:style>
    <style:style style:name="P61" style:parent-style-name="Standard" style:family="paragraph">
      <style:text-properties style:font-name="Times New Roman" style:font-name-asian="Times New Roman" style:font-name-complex="Times New Roman"/>
    </style:style>
    <style:style style:name="P62" style:parent-style-name="Standard" style:family="paragraph">
      <style:text-properties style:font-name="Times New Roman" style:font-name-asian="Times New Roman" style:font-name-complex="Times New Roman"/>
    </style:style>
    <style:style style:name="P63" style:parent-style-name="Standard" style:family="paragraph">
      <style:text-properties style:font-name="Times New Roman" style:font-name-asian="Times New Roman" style:font-name-complex="Times New Roman"/>
    </style:style>
    <style:style style:name="P64" style:parent-style-name="Standard" style:family="paragraph">
      <style:text-properties style:font-name="Times New Roman" style:font-name-asian="Times New Roman" style:font-name-complex="Times New Roman"/>
    </style:style>
    <style:style style:name="P65" style:parent-style-name="Standard" style:family="paragraph">
      <style:text-properties style:font-name="Times New Roman" style:font-name-asian="Times New Roman" style:font-name-complex="Times New Roman"/>
    </style:style>
    <style:style style:name="P66" style:parent-style-name="Standard" style:family="paragraph">
      <style:text-properties style:font-name="Times New Roman" style:font-name-asian="Times New Roman" style:font-name-complex="Times New Roman"/>
    </style:style>
    <style:style style:name="P67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/>
    </style:style>
    <style:style style:name="P68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9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70" style:parent-style-name="Заголовокоглавления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71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P74" style:parent-style-name="Оглавление2" style:family="paragraph">
      <style:paragraph-properties fo:margin-left="0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75" style:parent-style-name="Оглавление3" style:family="paragraph">
      <style:paragraph-properties fo:margin-left="0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76" style:parent-style-name="Оглавление1" style:family="paragraph">
      <style:paragraph-properties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77" style:parent-style-name="Оглавление2" style:family="paragraph">
      <style:paragraph-properties fo:margin-left="0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78" style:parent-style-name="Оглавление2" style:family="paragraph">
      <style:paragraph-properties fo:margin-left="0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79" style:parent-style-name="Оглавление2" style:family="paragraph">
      <style:paragraph-properties fo:margin-left="0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80" style:parent-style-name="Оглавление2" style:family="paragraph">
      <style:paragraph-properties fo:margin-left="0in">
        <style:tab-stops>
          <style:tab-stop style:type="right" style:leader-style="dotted" style:leader-text="." style:position="6.693in"/>
        </style:tab-stops>
      </style:paragraph-properties>
    </style:style>
    <style:style style:name="T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4" style:parent-style-name="Standard" style:family="paragraph">
      <style:paragraph-properties fo:text-align="center"/>
    </style:style>
    <style:style style:name="P85" style:parent-style-name="Standard" style:family="paragraph">
      <style:paragraph-properties fo:keep-with-next="always" fo:break-before="page" fo:text-align="center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87" style:parent-style-name="Standard" style:family="paragraph">
      <style:paragraph-properties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88" style:parent-style-name="Standard" style:family="paragraph">
      <style:paragraph-properties fo:text-align="justify" fo:text-indent="0.4923in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90" style:parent-style-name="Основнойшрифтабзаца" style:family="text">
      <style:text-properties style:font-name="Times New Roman" style:font-name-complex="Times New Roman" fo:color="#000000"/>
    </style:style>
    <style:style style:name="T91" style:parent-style-name="Основнойшрифтабзаца" style:family="text">
      <style:text-properties style:font-name="Times New Roman" style:font-name-complex="Times New Roman" fo:color="#000000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93" style:parent-style-name="Standard" style:family="paragraph">
      <style:paragraph-properties fo:text-align="justify" fo:text-indent="0.4923in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97" style:parent-style-name="Standard" style:family="paragraph">
      <style:paragraph-properties fo:break-before="page" fo:text-align="justify" fo:text-indent="0.4923in"/>
    </style:style>
    <style:style style:name="T9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9" style:parent-style-name="Обычный" style:family="paragraph">
      <style:text-properties style:font-name="Times New Roman" style:font-name-complex="Times New Roman" fo:font-size="14pt" style:font-size-asian="14pt" style:font-size-complex="14pt" fo:hyphenate="true"/>
    </style:style>
    <style:style style:name="P100" style:parent-style-name="Обычный" style:family="paragraph">
      <style:text-properties style:font-name="Times New Roman" style:font-name-complex="Times New Roman" fo:font-size="14pt" style:font-size-asian="14pt" style:font-size-complex="14pt" fo:hyphenate="true"/>
    </style:style>
    <style:style style:name="P101" style:parent-style-name="Обычный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102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103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104" style:parent-style-name="Обычный" style:family="paragraph">
      <style:text-properties style:font-name="Times New Roman" style:font-name-complex="Times New Roman" fo:font-size="14pt" style:font-size-asian="14pt" style:font-size-complex="14pt" fo:hyphenate="true"/>
    </style:style>
    <style:style style:name="P105" style:parent-style-name="Обычный" style:family="paragraph">
      <style:text-properties style:font-name="Times New Roman" style:font-name-complex="Times New Roman" fo:font-size="14pt" style:font-size-asian="14pt" style:font-size-complex="14pt" fo:hyphenate="true"/>
    </style:style>
    <style:style style:name="P106" style:parent-style-name="Обычный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107" style:parent-style-name="Standard" style:family="paragraph">
      <style:paragraph-properties fo:keep-with-next="always" fo:break-before="page" fo:text-align="center" fo:margin-left="0.0395in" fo:text-indent="0.4923in">
        <style:tab-stops/>
      </style:paragraph-properties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P109" style:parent-style-name="Standard" style:family="paragraph">
      <style:paragraph-properties fo:text-align="justify" fo:margin-left="0.0395in" fo:text-indent="0.4923in">
        <style:tab-stops/>
      </style:paragraph-properties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11" style:parent-style-name="Standard" style:family="paragraph">
      <style:paragraph-properties fo:margin-left="0.0395in" fo:text-indent="0.4923in">
        <style:tab-stops/>
      </style:paragraph-properties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14" style:parent-style-name="Standard" style:family="paragraph">
      <style:paragraph-properties fo:margin-left="0.0395in" fo:text-indent="0.4923in">
        <style:tab-stops/>
      </style:paragraph-properties>
      <style:text-properties style:font-name="Times New Roman" style:font-name-asian="Times New Roman" style:font-name-complex="Times New Roman"/>
    </style:style>
    <style:style style:name="P115" style:parent-style-name="Standard" style:family="paragraph">
      <style:paragraph-properties fo:text-indent="0.4923in"/>
      <style:text-properties style:font-name="Times New Roman" style:font-name-asian="Times New Roman" style:font-name-complex="Times New Roman"/>
    </style:style>
    <style:style style:name="P116" style:parent-style-name="Standard" style:family="paragraph">
      <style:paragraph-properties fo:break-before="page" fo:text-align="center" fo:margin-left="0.0395in" fo:text-indent="0.4923in">
        <style:tab-stops/>
      </style:paragraph-properties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18" style:parent-style-name="Standard" style:family="paragraph">
      <style:paragraph-properties fo:margin-left="0.0395in" fo:text-indent="0.4923in">
        <style:tab-stops/>
      </style:paragraph-properties>
      <style:text-properties style:font-name="Times New Roman" style:font-name-asian="Times New Roman" style:font-name-complex="Times New Roman"/>
    </style:style>
    <style:style style:name="P119" style:parent-style-name="Standard" style:family="paragraph">
      <style:paragraph-properties fo:margin-bottom="0.1111in" fo:line-height="100%" fo:margin-left="0in" fo:text-indent="0.4923in">
        <style:tab-stops/>
      </style:paragraph-properties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21" style:parent-style-name="Standard" style:family="paragraph">
      <style:paragraph-properties fo:margin-bottom="0.1111in" fo:line-height="100%" fo:margin-left="0in" fo:text-indent="0.4923in">
        <style:tab-stops/>
      </style:paragraph-properties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24" style:parent-style-name="Standard" style:family="paragraph">
      <style:paragraph-properties fo:margin-left="0in" fo:text-indent="0.4923in" fo:background-color="#FFFFFF">
        <style:tab-stops/>
      </style:paragraph-properties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126" style:parent-style-name="Standard" style:family="paragraph">
      <style:paragraph-properties fo:margin-left="0.302in" fo:background-color="#FFFFFF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127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12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30" style:parent-style-name="Standard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131" style:parent-style-name="Standard" style:family="paragraph">
      <style:paragraph-properties fo:background-color="#FFFFFF"/>
    </style:style>
    <style:style style:name="T1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T15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T16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" style:parent-style-name="Основнойшрифтабзаца" style:family="text">
      <style:text-properties fo:language="en" fo:country="US"/>
    </style:style>
    <style:style style:name="T17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" style:parent-style-name="Основнойшрифтабзаца" style:family="text">
      <style:text-properties fo:language="en" fo:country="US"/>
    </style:style>
    <style:style style:name="T175" style:parent-style-name="Основнойшрифтабзаца" style:family="text">
      <style:text-properties fo:language="en" fo:country="US"/>
    </style:style>
    <style:style style:name="T1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" style:parent-style-name="Основнойшрифтабзаца" style:family="text">
      <style:text-properties fo:language="en" fo:country="US"/>
    </style:style>
    <style:style style:name="T18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185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 fo:language="en" fo:country="US"/>
    </style:style>
    <style:style style:name="P186" style:parent-style-name="Standard" style:family="paragraph">
      <style:paragraph-properties fo:text-indent="0.4923in" fo:background-color="#FFFFFF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91" style:parent-style-name="Standard" style:family="paragraph">
      <style:paragraph-properties fo:background-color="#FFFFFF"/>
    </style:style>
    <style:style style:name="T19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T195" style:parent-style-name="Основнойшрифтабзаца" style:family="text">
      <style:text-properties fo:language="en" fo:country="US"/>
    </style:style>
    <style:style style:name="T19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97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9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P199" style:parent-style-name="Обычный" style:family="paragraph">
      <style:paragraph-properties fo:break-before="page"/>
      <style:text-properties fo:language="en" fo:country="US"/>
    </style:style>
    <style:style style:name="P20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1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/>
    </style:style>
    <style:style style:name="P202" style:parent-style-name="Standard" style:family="paragraph">
      <style:paragraph-properties fo:text-indent="0.4923in" fo:background-color="#FFFFFF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0" style:parent-style-name="Standard" style:family="paragraph">
      <style:paragraph-properties fo:background-color="#FFFFFF"/>
    </style:style>
    <style:style style:name="T21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21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13" style:parent-style-name="Основнойшрифтабзаца" style:family="text">
      <style:text-properties fo:language="en" fo:country="US"/>
    </style:style>
    <style:style style:name="T214" style:parent-style-name="Основнойшрифтабзаца" style:family="text">
      <style:text-properties fo:language="en" fo:country="US"/>
    </style:style>
    <style:style style:name="T21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1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2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8" style:parent-style-name="Основнойшрифтабзаца" style:family="text">
      <style:text-properties fo:language="en" fo:country="US"/>
    </style:style>
    <style:style style:name="T2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20" style:parent-style-name="Основнойшрифтабзаца" style:family="text">
      <style:text-properties fo:language="en" fo:country="US"/>
    </style:style>
    <style:style style:name="T2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2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2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25" style:parent-style-name="Основнойшрифтабзаца" style:family="text">
      <style:text-properties fo:language="en" fo:country="US"/>
    </style:style>
    <style:style style:name="T2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22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en" fo:country="US"/>
    </style:style>
    <style:style style:name="P228" style:parent-style-name="Standard" style:family="paragraph">
      <style:paragraph-properties fo:text-indent="0.4923in"/>
    </style:style>
    <style:style style:name="T2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33" style:parent-style-name="Standard" style:family="paragraph">
      <style:paragraph-properties fo:background-color="#FFFFFF"/>
    </style:style>
    <style:style style:name="T23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2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36" style:parent-style-name="Основнойшрифтабзаца" style:family="text">
      <style:text-properties fo:language="en" fo:country="US"/>
    </style:style>
    <style:style style:name="T237" style:parent-style-name="Основнойшрифтабзаца" style:family="text">
      <style:text-properties fo:language="en" fo:country="US"/>
    </style:style>
    <style:style style:name="T23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3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2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241" style:parent-style-name="Standard" style:family="paragraph">
      <style:text-properties fo:language="en" fo:country="US"/>
    </style:style>
    <style:style style:name="P242" style:parent-style-name="Standard" style:family="paragraph">
      <style:paragraph-properties fo:text-indent="0.4923in"/>
    </style:style>
    <style:style style:name="T2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47" style:parent-style-name="Standard" style:family="paragraph">
      <style:paragraph-properties fo:background-color="#FFFFFF"/>
    </style:style>
    <style:style style:name="T24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24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50" style:parent-style-name="Основнойшрифтабзаца" style:family="text">
      <style:text-properties fo:language="en" fo:country="US"/>
    </style:style>
    <style:style style:name="T25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25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53" style:parent-style-name="Основнойшрифтабзаца" style:family="text">
      <style:text-properties fo:language="en" fo:country="US"/>
    </style:style>
    <style:style style:name="T254" style:parent-style-name="Основнойшрифтабзаца" style:family="text">
      <style:text-properties fo:language="en" fo:country="US"/>
    </style:style>
    <style:style style:name="T25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25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57" style:parent-style-name="Основнойшрифтабзаца" style:family="text">
      <style:text-properties fo:language="en" fo:country="US"/>
    </style:style>
    <style:style style:name="T25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25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60" style:parent-style-name="Основнойшрифтабзаца" style:family="text">
      <style:text-properties fo:language="en" fo:country="US"/>
    </style:style>
    <style:style style:name="T26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26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63" style:parent-style-name="Основнойшрифтабзаца" style:family="text">
      <style:text-properties fo:language="en" fo:country="US"/>
    </style:style>
    <style:style style:name="T26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26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66" style:parent-style-name="Основнойшрифтабзаца" style:family="text">
      <style:text-properties fo:language="en" fo:country="US"/>
    </style:style>
    <style:style style:name="T267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26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69" style:parent-style-name="Основнойшрифтабзаца" style:family="text">
      <style:text-properties fo:language="en" fo:country="US"/>
    </style:style>
    <style:style style:name="T270" style:parent-style-name="Основнойшрифтабзаца" style:family="text">
      <style:text-properties fo:language="en" fo:country="US"/>
    </style:style>
    <style:style style:name="T27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7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2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74" style:parent-style-name="Основнойшрифтабзаца" style:family="text">
      <style:text-properties fo:language="en" fo:country="US"/>
    </style:style>
    <style:style style:name="T2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7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27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7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81" style:parent-style-name="Основнойшрифтабзаца" style:family="text">
      <style:text-properties fo:language="en" fo:country="US"/>
    </style:style>
    <style:style style:name="T2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8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8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88" style:parent-style-name="Основнойшрифтабзаца" style:family="text">
      <style:text-properties fo:language="en" fo:country="US"/>
    </style:style>
    <style:style style:name="T2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9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9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96" style:parent-style-name="Основнойшрифтабзаца" style:family="text">
      <style:text-properties fo:language="en" fo:country="US"/>
    </style:style>
    <style:style style:name="T297" style:parent-style-name="Основнойшрифтабзаца" style:family="text">
      <style:text-properties fo:language="en" fo:country="US"/>
    </style:style>
    <style:style style:name="T2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9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02" style:parent-style-name="Основнойшрифтабзаца" style:family="text">
      <style:text-properties fo:language="en" fo:country="US"/>
    </style:style>
    <style:style style:name="T3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0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05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30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08" style:parent-style-name="Основнойшрифтабзаца" style:family="text">
      <style:text-properties fo:language="en" fo:country="US"/>
    </style:style>
    <style:style style:name="T309" style:parent-style-name="Основнойшрифтабзаца" style:family="text">
      <style:text-properties fo:language="en" fo:country="US"/>
    </style:style>
    <style:style style:name="T3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1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13" style:parent-style-name="Основнойшрифтабзаца" style:family="text">
      <style:text-properties fo:language="en" fo:country="US"/>
    </style:style>
    <style:style style:name="T3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17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3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19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3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2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3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23" style:parent-style-name="Основнойшрифтабзаца" style:family="text">
      <style:text-properties fo:language="en" fo:country="US"/>
    </style:style>
    <style:style style:name="T3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2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2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3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31" style:parent-style-name="Основнойшрифтабзаца" style:family="text">
      <style:text-properties fo:language="en" fo:country="US"/>
    </style:style>
    <style:style style:name="T3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3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3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35" style:parent-style-name="Основнойшрифтабзаца" style:family="text">
      <style:text-properties fo:language="en" fo:country="US"/>
    </style:style>
    <style:style style:name="T3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37" style:parent-style-name="Основнойшрифтабзаца" style:family="text">
      <style:text-properties fo:language="en" fo:country="US"/>
    </style:style>
    <style:style style:name="T3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3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4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3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45" style:parent-style-name="Основнойшрифтабзаца" style:family="text">
      <style:text-properties fo:language="en" fo:country="US"/>
    </style:style>
    <style:style style:name="T346" style:parent-style-name="Основнойшрифтабзаца" style:family="text">
      <style:text-properties fo:language="en" fo:country="US"/>
    </style:style>
    <style:style style:name="T3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5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3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52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3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54" style:parent-style-name="Основнойшрифтабзаца" style:family="text">
      <style:text-properties fo:language="en" fo:country="US"/>
    </style:style>
    <style:style style:name="T3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5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5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3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60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3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62" style:parent-style-name="Основнойшрифтабзаца" style:family="text">
      <style:text-properties fo:language="en" fo:country="US"/>
    </style:style>
    <style:style style:name="T3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6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6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3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6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3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70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3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72" style:parent-style-name="Основнойшрифтабзаца" style:family="text">
      <style:text-properties fo:language="en" fo:country="US"/>
    </style:style>
    <style:style style:name="T3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7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7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77" style:parent-style-name="Основнойшрифтабзаца" style:family="text">
      <style:text-properties fo:language="en" fo:country="US"/>
    </style:style>
    <style:style style:name="T3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7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81" style:parent-style-name="Основнойшрифтабзаца" style:family="text">
      <style:text-properties fo:language="en" fo:country="US"/>
    </style:style>
    <style:style style:name="T3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8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8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8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88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3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9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96" style:parent-style-name="Основнойшрифтабзаца" style:family="text">
      <style:text-properties fo:language="en" fo:country="US"/>
    </style:style>
    <style:style style:name="T3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9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0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04" style:parent-style-name="Основнойшрифтабзаца" style:family="text">
      <style:text-properties fo:language="en" fo:country="US"/>
    </style:style>
    <style:style style:name="T4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0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08" style:parent-style-name="Основнойшрифтабзаца" style:family="text">
      <style:text-properties fo:language="en" fo:country="US"/>
    </style:style>
    <style:style style:name="T4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10" style:parent-style-name="Основнойшрифтабзаца" style:family="text">
      <style:text-properties fo:language="en" fo:country="US"/>
    </style:style>
    <style:style style:name="T4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1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1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18" style:parent-style-name="Основнойшрифтабзаца" style:family="text">
      <style:text-properties fo:language="en" fo:country="US"/>
    </style:style>
    <style:style style:name="T419" style:parent-style-name="Основнойшрифтабзаца" style:family="text">
      <style:text-properties fo:language="en" fo:country="US"/>
    </style:style>
    <style:style style:name="T4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2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22" style:parent-style-name="Основнойшрифтабзаца" style:family="text">
      <style:text-properties style:font-name="JetBrains Mono" fo:color="#067D17" fo:font-size="10pt" style:font-size-asian="10pt"/>
    </style:style>
    <style:style style:name="T42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25" style:parent-style-name="Основнойшрифтабзаца" style:family="text">
      <style:text-properties fo:language="en" fo:country="US"/>
    </style:style>
    <style:style style:name="T4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2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2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1" style:parent-style-name="Основнойшрифтабзаца" style:family="text">
      <style:text-properties fo:language="en" fo:country="US"/>
    </style:style>
    <style:style style:name="T4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3" style:parent-style-name="Основнойшрифтабзаца" style:family="text">
      <style:text-properties fo:language="en" fo:country="US"/>
    </style:style>
    <style:style style:name="T4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4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43" style:parent-style-name="Основнойшрифтабзаца" style:family="text">
      <style:text-properties fo:language="en" fo:country="US"/>
    </style:style>
    <style:style style:name="T4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4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4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4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44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5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53" style:parent-style-name="Основнойшрифтабзаца" style:family="text">
      <style:text-properties fo:language="en" fo:country="US"/>
    </style:style>
    <style:style style:name="T4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5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5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5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5" style:parent-style-name="Основнойшрифтабзаца" style:family="text">
      <style:text-properties fo:language="en" fo:country="US"/>
    </style:style>
    <style:style style:name="T4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68" style:parent-style-name="Основнойшрифтабзаца" style:family="text">
      <style:text-properties style:font-name="JetBrains Mono" fo:color="#067D17" fo:font-size="10pt" style:font-size-asian="10pt"/>
    </style:style>
    <style:style style:name="T46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7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47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5" style:parent-style-name="Основнойшрифтабзаца" style:family="text">
      <style:text-properties fo:language="en" fo:country="US"/>
    </style:style>
    <style:style style:name="T476" style:parent-style-name="Основнойшрифтабзаца" style:family="text">
      <style:text-properties fo:language="en" fo:country="US"/>
    </style:style>
    <style:style style:name="T4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0" style:parent-style-name="Основнойшрифтабзаца" style:family="text">
      <style:text-properties fo:language="en" fo:country="US"/>
    </style:style>
    <style:style style:name="T4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482" style:parent-style-name="Standard" style:family="paragraph">
      <style:paragraph-properties fo:break-before="page" fo:text-align="center" fo:background-color="#FFFFFF"/>
    </style:style>
    <style:style style:name="T48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84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/>
    </style:style>
    <style:style style:name="P485" style:parent-style-name="Standard" style:family="paragraph">
      <style:paragraph-properties fo:text-indent="0.4923in" fo:background-color="#FFFFFF"/>
    </style:style>
    <style:style style:name="T4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93" style:parent-style-name="Standard" style:family="paragraph">
      <style:paragraph-properties fo:background-color="#FFFFFF"/>
    </style:style>
    <style:style style:name="T49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49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96" style:parent-style-name="Основнойшрифтабзаца" style:family="text">
      <style:text-properties fo:language="en" fo:country="US"/>
    </style:style>
    <style:style style:name="T497" style:parent-style-name="Основнойшрифтабзаца" style:family="text">
      <style:text-properties fo:language="en" fo:country="US"/>
    </style:style>
    <style:style style:name="T49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9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5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1" style:parent-style-name="Основнойшрифтабзаца" style:family="text">
      <style:text-properties fo:language="en" fo:country="US"/>
    </style:style>
    <style:style style:name="T5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4" style:parent-style-name="Основнойшрифтабзаца" style:family="text">
      <style:text-properties fo:language="en" fo:country="US"/>
    </style:style>
    <style:style style:name="T5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0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9" style:parent-style-name="Основнойшрифтабзаца" style:family="text">
      <style:text-properties fo:language="en" fo:country="US"/>
    </style:style>
    <style:style style:name="T5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511" style:parent-style-name="Standard" style:family="paragraph">
      <style:paragraph-properties fo:text-indent="0.4923in"/>
      <style:text-properties fo:language="en" fo:country="US"/>
    </style:style>
    <style:style style:name="P512" style:parent-style-name="Standard" style:family="paragraph">
      <style:paragraph-properties fo:text-indent="0.4923in"/>
    </style:style>
    <style:style style:name="T5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17" style:parent-style-name="Standard" style:family="paragraph">
      <style:paragraph-properties fo:background-color="#FFFFFF"/>
    </style:style>
    <style:style style:name="T51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0" style:parent-style-name="Основнойшрифтабзаца" style:family="text">
      <style:text-properties fo:language="en" fo:country="US"/>
    </style:style>
    <style:style style:name="T521" style:parent-style-name="Основнойшрифтабзаца" style:family="text">
      <style:text-properties fo:language="en" fo:country="US"/>
    </style:style>
    <style:style style:name="T52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2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24" style:parent-style-name="Основнойшрифтабзаца" style:family="text">
      <style:text-properties fo:language="en" fo:country="US"/>
    </style:style>
    <style:style style:name="T525" style:parent-style-name="Основнойшрифтабзаца" style:family="text">
      <style:text-properties fo:language="en" fo:country="US"/>
    </style:style>
    <style:style style:name="T52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8" style:parent-style-name="Основнойшрифтабзаца" style:family="text">
      <style:text-properties fo:language="en" fo:country="US"/>
    </style:style>
    <style:style style:name="T5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53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5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3" style:parent-style-name="Основнойшрифтабзаца" style:family="text">
      <style:text-properties fo:language="en" fo:country="US"/>
    </style:style>
    <style:style style:name="T5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3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5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5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0" style:parent-style-name="Основнойшрифтабзаца" style:family="text">
      <style:text-properties fo:language="en" fo:country="US"/>
    </style:style>
    <style:style style:name="T5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5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4" style:parent-style-name="Основнойшрифтабзаца" style:family="text">
      <style:text-properties fo:language="en" fo:country="US"/>
    </style:style>
    <style:style style:name="T545" style:parent-style-name="Основнойшрифтабзаца" style:family="text">
      <style:text-properties fo:language="en" fo:country="US"/>
    </style:style>
    <style:style style:name="T54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8" style:parent-style-name="Основнойшрифтабзаца" style:family="text">
      <style:text-properties fo:language="en" fo:country="US"/>
    </style:style>
    <style:style style:name="T5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5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5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3" style:parent-style-name="Основнойшрифтабзаца" style:family="text">
      <style:text-properties fo:language="en" fo:country="US"/>
    </style:style>
    <style:style style:name="T5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5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5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9" style:parent-style-name="Основнойшрифтабзаца" style:family="text">
      <style:text-properties fo:language="en" fo:country="US"/>
    </style:style>
    <style:style style:name="T5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5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3" style:parent-style-name="Основнойшрифтабзаца" style:family="text">
      <style:text-properties fo:language="en" fo:country="US"/>
    </style:style>
    <style:style style:name="T564" style:parent-style-name="Основнойшрифтабзаца" style:family="text">
      <style:text-properties fo:language="en" fo:country="US"/>
    </style:style>
    <style:style style:name="T56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6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5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9" style:parent-style-name="Основнойшрифтабзаца" style:family="text">
      <style:text-properties fo:language="en" fo:country="US"/>
    </style:style>
    <style:style style:name="T57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5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6" style:parent-style-name="Основнойшрифтабзаца" style:family="text">
      <style:text-properties fo:language="en" fo:country="US"/>
    </style:style>
    <style:style style:name="T577" style:parent-style-name="Основнойшрифтабзаца" style:family="text">
      <style:text-properties fo:language="en" fo:country="US"/>
    </style:style>
    <style:style style:name="T57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7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5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5" style:parent-style-name="Основнойшрифтабзаца" style:family="text">
      <style:text-properties fo:language="en" fo:country="US"/>
    </style:style>
    <style:style style:name="T58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5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592" style:parent-style-name="Standard" style:family="paragraph">
      <style:paragraph-properties fo:background-color="#FFFFFF"/>
      <style:text-properties fo:language="en" fo:country="US"/>
    </style:style>
    <style:style style:name="P593" style:parent-style-name="Standard" style:family="paragraph">
      <style:paragraph-properties fo:text-indent="0.4923in"/>
    </style:style>
    <style:style style:name="T5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98" style:parent-style-name="Standard" style:family="paragraph">
      <style:paragraph-properties fo:background-color="#FFFFFF"/>
    </style:style>
    <style:style style:name="T59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01" style:parent-style-name="Основнойшрифтабзаца" style:family="text">
      <style:text-properties fo:language="en" fo:country="US"/>
    </style:style>
    <style:style style:name="T60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0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04" style:parent-style-name="Основнойшрифтабзаца" style:family="text">
      <style:text-properties fo:language="en" fo:country="US"/>
    </style:style>
    <style:style style:name="T605" style:parent-style-name="Основнойшрифтабзаца" style:family="text">
      <style:text-properties fo:language="en" fo:country="US"/>
    </style:style>
    <style:style style:name="T60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0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08" style:parent-style-name="Основнойшрифтабзаца" style:family="text">
      <style:text-properties fo:language="en" fo:country="US"/>
    </style:style>
    <style:style style:name="T60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1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11" style:parent-style-name="Основнойшрифтабзаца" style:family="text">
      <style:text-properties fo:language="en" fo:country="US"/>
    </style:style>
    <style:style style:name="T61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1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14" style:parent-style-name="Основнойшрифтабзаца" style:family="text">
      <style:text-properties fo:language="en" fo:country="US"/>
    </style:style>
    <style:style style:name="T61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1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17" style:parent-style-name="Основнойшрифтабзаца" style:family="text">
      <style:text-properties fo:language="en" fo:country="US"/>
    </style:style>
    <style:style style:name="T61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1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20" style:parent-style-name="Основнойшрифтабзаца" style:family="text">
      <style:text-properties fo:language="en" fo:country="US"/>
    </style:style>
    <style:style style:name="T62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2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23" style:parent-style-name="Основнойшрифтабзаца" style:family="text">
      <style:text-properties fo:language="en" fo:country="US"/>
    </style:style>
    <style:style style:name="T62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2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26" style:parent-style-name="Основнойшрифтабзаца" style:family="text">
      <style:text-properties fo:language="en" fo:country="US"/>
    </style:style>
    <style:style style:name="T627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2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29" style:parent-style-name="Основнойшрифтабзаца" style:family="text">
      <style:text-properties fo:language="en" fo:country="US"/>
    </style:style>
    <style:style style:name="T630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3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32" style:parent-style-name="Основнойшрифтабзаца" style:family="text">
      <style:text-properties fo:language="en" fo:country="US"/>
    </style:style>
    <style:style style:name="T633" style:parent-style-name="Основнойшрифтабзаца" style:family="text">
      <style:text-properties fo:language="en" fo:country="US"/>
    </style:style>
    <style:style style:name="T63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35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6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8" style:parent-style-name="Основнойшрифтабзаца" style:family="text">
      <style:text-properties fo:language="en" fo:country="US"/>
    </style:style>
    <style:style style:name="T6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3" style:parent-style-name="Основнойшрифтабзаца" style:family="text">
      <style:text-properties fo:language="en" fo:country="US"/>
    </style:style>
    <style:style style:name="T6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46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6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9" style:parent-style-name="Основнойшрифтабзаца" style:family="text">
      <style:text-properties fo:language="en" fo:country="US"/>
    </style:style>
    <style:style style:name="T6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65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8" style:parent-style-name="Основнойшрифтабзаца" style:family="text">
      <style:text-properties fo:language="en" fo:country="US"/>
    </style:style>
    <style:style style:name="T6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6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8" style:parent-style-name="Основнойшрифтабзаца" style:family="text">
      <style:text-properties fo:language="en" fo:country="US"/>
    </style:style>
    <style:style style:name="T669" style:parent-style-name="Основнойшрифтабзаца" style:family="text">
      <style:text-properties fo:language="en" fo:country="US"/>
    </style:style>
    <style:style style:name="T6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3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6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5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6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9" style:parent-style-name="Основнойшрифтабзаца" style:family="text">
      <style:text-properties fo:language="en" fo:country="US"/>
    </style:style>
    <style:style style:name="T6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7" style:parent-style-name="Основнойшрифтабзаца" style:family="text">
      <style:text-properties fo:language="en" fo:country="US"/>
    </style:style>
    <style:style style:name="T6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1" style:parent-style-name="Основнойшрифтабзаца" style:family="text">
      <style:text-properties fo:language="en" fo:country="US"/>
    </style:style>
    <style:style style:name="T6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5" style:parent-style-name="Основнойшрифтабзаца" style:family="text">
      <style:text-properties fo:language="en" fo:country="US"/>
    </style:style>
    <style:style style:name="T6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7" style:parent-style-name="Основнойшрифтабзаца" style:family="text">
      <style:text-properties fo:language="en" fo:country="US"/>
    </style:style>
    <style:style style:name="T698" style:parent-style-name="Основнойшрифтабзаца" style:family="text">
      <style:text-properties fo:language="en" fo:country="US"/>
    </style:style>
    <style:style style:name="T6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4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7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6" style:parent-style-name="Основнойшрифтабзаца" style:family="text">
      <style:text-properties fo:language="en" fo:country="US"/>
    </style:style>
    <style:style style:name="T7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2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7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4" style:parent-style-name="Основнойшрифтабзаца" style:family="text">
      <style:text-properties fo:language="en" fo:country="US"/>
    </style:style>
    <style:style style:name="T7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2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7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4" style:parent-style-name="Основнойшрифтабзаца" style:family="text">
      <style:text-properties fo:language="en" fo:country="US"/>
    </style:style>
    <style:style style:name="T7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31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7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1" style:parent-style-name="Основнойшрифтабзаца" style:family="text">
      <style:text-properties fo:language="en" fo:country="US"/>
    </style:style>
    <style:style style:name="T7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5" style:parent-style-name="Основнойшрифтабзаца" style:family="text">
      <style:text-properties fo:language="en" fo:country="US"/>
    </style:style>
    <style:style style:name="T7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9" style:parent-style-name="Основнойшрифтабзаца" style:family="text">
      <style:text-properties fo:language="en" fo:country="US"/>
    </style:style>
    <style:style style:name="T7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1" style:parent-style-name="Основнойшрифтабзаца" style:family="text">
      <style:text-properties fo:language="en" fo:country="US"/>
    </style:style>
    <style:style style:name="T752" style:parent-style-name="Основнойшрифтабзаца" style:family="text">
      <style:text-properties fo:language="en" fo:country="US"/>
    </style:style>
    <style:style style:name="T7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8" style:parent-style-name="Основнойшрифтабзаца" style:family="text">
      <style:text-properties fo:language="en" fo:country="US"/>
    </style:style>
    <style:style style:name="T759" style:parent-style-name="Основнойшрифтабзаца" style:family="text">
      <style:text-properties fo:language="en" fo:country="US"/>
    </style:style>
    <style:style style:name="T7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5" style:parent-style-name="Основнойшрифтабзаца" style:family="text">
      <style:text-properties fo:language="en" fo:country="US"/>
    </style:style>
    <style:style style:name="T7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7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7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5" style:parent-style-name="Основнойшрифтабзаца" style:family="text">
      <style:text-properties fo:language="en" fo:country="US"/>
    </style:style>
    <style:style style:name="T7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7" style:parent-style-name="Основнойшрифтабзаца" style:family="text">
      <style:text-properties fo:language="en" fo:country="US"/>
    </style:style>
    <style:style style:name="T7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5" style:parent-style-name="Основнойшрифтабзаца" style:family="text">
      <style:text-properties fo:language="en" fo:country="US"/>
    </style:style>
    <style:style style:name="T7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7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0" style:parent-style-name="Основнойшрифтабзаца" style:family="text">
      <style:text-properties fo:language="en" fo:country="US"/>
    </style:style>
    <style:style style:name="T8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6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8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0" style:parent-style-name="Основнойшрифтабзаца" style:family="text">
      <style:text-properties fo:language="en" fo:country="US"/>
    </style:style>
    <style:style style:name="T8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4" style:parent-style-name="Основнойшрифтабзаца" style:family="text">
      <style:text-properties fo:language="en" fo:country="US"/>
    </style:style>
    <style:style style:name="T8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6" style:parent-style-name="Основнойшрифтабзаца" style:family="text">
      <style:text-properties fo:language="en" fo:country="US"/>
    </style:style>
    <style:style style:name="T8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8" style:parent-style-name="Основнойшрифтабзаца" style:family="text">
      <style:text-properties fo:language="en" fo:country="US"/>
    </style:style>
    <style:style style:name="T8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0" style:parent-style-name="Основнойшрифтабзаца" style:family="text">
      <style:text-properties fo:language="en" fo:country="US"/>
    </style:style>
    <style:style style:name="T821" style:parent-style-name="Основнойшрифтабзаца" style:family="text">
      <style:text-properties fo:language="en" fo:country="US"/>
    </style:style>
    <style:style style:name="T82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8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8" style:parent-style-name="Основнойшрифтабзаца" style:family="text">
      <style:text-properties fo:language="en" fo:country="US"/>
    </style:style>
    <style:style style:name="T8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5" style:parent-style-name="Основнойшрифтабзаца" style:family="text">
      <style:text-properties fo:language="en" fo:country="US"/>
    </style:style>
    <style:style style:name="T8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0" style:parent-style-name="Основнойшрифтабзаца" style:family="text">
      <style:text-properties fo:language="en" fo:country="US"/>
    </style:style>
    <style:style style:name="T8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8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8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8" style:parent-style-name="Основнойшрифтабзаца" style:family="text">
      <style:text-properties fo:language="en" fo:country="US"/>
    </style:style>
    <style:style style:name="T849" style:parent-style-name="Основнойшрифтабзаца" style:family="text">
      <style:text-properties fo:language="en" fo:country="US"/>
    </style:style>
    <style:style style:name="T8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9" style:parent-style-name="Основнойшрифтабзаца" style:family="text">
      <style:text-properties fo:language="en" fo:country="US"/>
    </style:style>
    <style:style style:name="T8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3" style:parent-style-name="Основнойшрифтабзаца" style:family="text">
      <style:text-properties fo:language="en" fo:country="US"/>
    </style:style>
    <style:style style:name="T8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7" style:parent-style-name="Основнойшрифтабзаца" style:family="text">
      <style:text-properties fo:language="en" fo:country="US"/>
    </style:style>
    <style:style style:name="T8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9" style:parent-style-name="Основнойшрифтабзаца" style:family="text">
      <style:text-properties fo:language="en" fo:country="US"/>
    </style:style>
    <style:style style:name="T870" style:parent-style-name="Основнойшрифтабзаца" style:family="text">
      <style:text-properties fo:language="en" fo:country="US"/>
    </style:style>
    <style:style style:name="T8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6" style:parent-style-name="Основнойшрифтабзаца" style:family="text">
      <style:text-properties fo:language="en" fo:country="US"/>
    </style:style>
    <style:style style:name="T8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8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88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6" style:parent-style-name="Основнойшрифтабзаца" style:family="text">
      <style:text-properties fo:language="en" fo:country="US"/>
    </style:style>
    <style:style style:name="T8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0" style:parent-style-name="Основнойшрифтабзаца" style:family="text">
      <style:text-properties fo:language="en" fo:country="US"/>
    </style:style>
    <style:style style:name="T9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0" style:parent-style-name="Основнойшрифтабзаца" style:family="text">
      <style:text-properties fo:language="en" fo:country="US"/>
    </style:style>
    <style:style style:name="T9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4" style:parent-style-name="Основнойшрифтабзаца" style:family="text">
      <style:text-properties fo:language="en" fo:country="US"/>
    </style:style>
    <style:style style:name="T9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2" style:parent-style-name="Основнойшрифтабзаца" style:family="text">
      <style:text-properties fo:language="en" fo:country="US"/>
    </style:style>
    <style:style style:name="T923" style:parent-style-name="Основнойшрифтабзаца" style:family="text">
      <style:text-properties fo:language="en" fo:country="US"/>
    </style:style>
    <style:style style:name="T9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1" style:parent-style-name="Основнойшрифтабзаца" style:family="text">
      <style:text-properties fo:language="en" fo:country="US"/>
    </style:style>
    <style:style style:name="T9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6" style:parent-style-name="Основнойшрифтабзаца" style:family="text">
      <style:text-properties fo:language="en" fo:country="US"/>
    </style:style>
    <style:style style:name="T9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4" style:parent-style-name="Основнойшрифтабзаца" style:family="text">
      <style:text-properties fo:language="en" fo:country="US"/>
    </style:style>
    <style:style style:name="T9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8" style:parent-style-name="Основнойшрифтабзаца" style:family="text">
      <style:text-properties fo:language="en" fo:country="US"/>
    </style:style>
    <style:style style:name="T959" style:parent-style-name="Основнойшрифтабзаца" style:family="text">
      <style:text-properties fo:language="en" fo:country="US"/>
    </style:style>
    <style:style style:name="T9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62" style:parent-style-name="Основнойшрифтабзаца" style:family="text">
      <style:text-properties style:font-name="JetBrains Mono" fo:color="#067D17" fo:font-size="10pt" style:font-size-asian="10pt"/>
    </style:style>
    <style:style style:name="T96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6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965" style:parent-style-name="Основнойшрифтабзаца" style:family="text">
      <style:text-properties style:font-name="JetBrains Mono" fo:color="#067D17" fo:font-size="10pt" style:font-size-asian="10pt"/>
    </style:style>
    <style:style style:name="T96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67" style:parent-style-name="Основнойшрифтабзаца" style:family="text">
      <style:text-properties style:font-name="JetBrains Mono" fo:color="#067D17" fo:font-size="10pt" style:font-size-asian="10pt"/>
    </style:style>
    <style:style style:name="T96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6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97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2" style:parent-style-name="Основнойшрифтабзаца" style:family="text">
      <style:text-properties fo:language="en" fo:country="US"/>
    </style:style>
    <style:style style:name="T9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8" style:parent-style-name="Основнойшрифтабзаца" style:family="text">
      <style:text-properties fo:language="en" fo:country="US"/>
    </style:style>
    <style:style style:name="T9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1" style:parent-style-name="Основнойшрифтабзаца" style:family="text">
      <style:text-properties fo:language="en" fo:country="US"/>
    </style:style>
    <style:style style:name="T10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5" style:parent-style-name="Основнойшрифтабзаца" style:family="text">
      <style:text-properties fo:language="en" fo:country="US"/>
    </style:style>
    <style:style style:name="T10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9" style:parent-style-name="Основнойшрифтабзаца" style:family="text">
      <style:text-properties fo:language="en" fo:country="US"/>
    </style:style>
    <style:style style:name="T10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16" style:parent-style-name="Основнойшрифтабзаца" style:family="text">
      <style:text-properties style:font-name="JetBrains Mono" fo:color="#067D17" fo:font-size="10pt" style:font-size-asian="10pt"/>
    </style:style>
    <style:style style:name="T101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18" style:parent-style-name="Основнойшрифтабзаца" style:family="text">
      <style:text-properties style:font-name="JetBrains Mono" fo:color="#067D17" fo:font-size="10pt" style:font-size-asian="10pt"/>
    </style:style>
    <style:style style:name="T101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1" style:parent-style-name="Основнойшрифтабзаца" style:family="text">
      <style:text-properties fo:language="en" fo:country="US"/>
    </style:style>
    <style:style style:name="T10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24" style:parent-style-name="Основнойшрифтабзаца" style:family="text">
      <style:text-properties style:font-name="JetBrains Mono" fo:color="#067D17" fo:font-size="10pt" style:font-size-asian="10pt"/>
    </style:style>
    <style:style style:name="T102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26" style:parent-style-name="Основнойшрифтабзаца" style:family="text">
      <style:text-properties style:font-name="JetBrains Mono" fo:color="#067D17" fo:font-size="10pt" style:font-size-asian="10pt"/>
    </style:style>
    <style:style style:name="T102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28" style:parent-style-name="Основнойшрифтабзаца" style:family="text">
      <style:text-properties style:font-name="JetBrains Mono" fo:color="#067D17" fo:font-size="10pt" style:font-size-asian="10pt"/>
    </style:style>
    <style:style style:name="T102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3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03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1" style:parent-style-name="Основнойшрифтабзаца" style:family="text">
      <style:text-properties fo:language="en" fo:country="US"/>
    </style:style>
    <style:style style:name="T10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3" style:parent-style-name="Основнойшрифтабзаца" style:family="text">
      <style:text-properties fo:language="en" fo:country="US"/>
    </style:style>
    <style:style style:name="T10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5" style:parent-style-name="Основнойшрифтабзаца" style:family="text">
      <style:text-properties fo:language="en" fo:country="US"/>
    </style:style>
    <style:style style:name="T10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3" style:parent-style-name="Основнойшрифтабзаца" style:family="text">
      <style:text-properties fo:language="en" fo:country="US"/>
    </style:style>
    <style:style style:name="T10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5" style:parent-style-name="Основнойшрифтабзаца" style:family="text">
      <style:text-properties fo:language="en" fo:country="US"/>
    </style:style>
    <style:style style:name="T10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7" style:parent-style-name="Основнойшрифтабзаца" style:family="text">
      <style:text-properties fo:language="en" fo:country="US"/>
    </style:style>
    <style:style style:name="T1068" style:parent-style-name="Основнойшрифтабзаца" style:family="text">
      <style:text-properties fo:language="en" fo:country="US"/>
    </style:style>
    <style:style style:name="T10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4" style:parent-style-name="Основнойшрифтабзаца" style:family="text">
      <style:text-properties fo:language="en" fo:country="US"/>
    </style:style>
    <style:style style:name="T10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6" style:parent-style-name="Основнойшрифтабзаца" style:family="text">
      <style:text-properties fo:language="en" fo:country="US"/>
    </style:style>
    <style:style style:name="T10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7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1" style:parent-style-name="Основнойшрифтабзаца" style:family="text">
      <style:text-properties fo:language="en" fo:country="US"/>
    </style:style>
    <style:style style:name="T10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3" style:parent-style-name="Основнойшрифтабзаца" style:family="text">
      <style:text-properties fo:language="en" fo:country="US"/>
    </style:style>
    <style:style style:name="T1084" style:parent-style-name="Основнойшрифтабзаца" style:family="text">
      <style:text-properties fo:language="en" fo:country="US"/>
    </style:style>
    <style:style style:name="T108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8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2" style:parent-style-name="Основнойшрифтабзаца" style:family="text">
      <style:text-properties fo:language="en" fo:country="US"/>
    </style:style>
    <style:style style:name="T10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6" style:parent-style-name="Основнойшрифтабзаца" style:family="text">
      <style:text-properties fo:language="en" fo:country="US"/>
    </style:style>
    <style:style style:name="T10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9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5" style:parent-style-name="Основнойшрифтабзаца" style:family="text">
      <style:text-properties fo:language="en" fo:country="US"/>
    </style:style>
    <style:style style:name="T11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5" style:parent-style-name="Основнойшрифтабзаца" style:family="text">
      <style:text-properties fo:language="en" fo:country="US"/>
    </style:style>
    <style:style style:name="T11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1" style:parent-style-name="Основнойшрифтабзаца" style:family="text">
      <style:text-properties fo:language="en" fo:country="US"/>
    </style:style>
    <style:style style:name="T11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3" style:parent-style-name="Основнойшрифтабзаца" style:family="text">
      <style:text-properties fo:language="en" fo:country="US"/>
    </style:style>
    <style:style style:name="T11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7" style:parent-style-name="Основнойшрифтабзаца" style:family="text">
      <style:text-properties fo:language="en" fo:country="US"/>
    </style:style>
    <style:style style:name="T11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2" style:parent-style-name="Основнойшрифтабзаца" style:family="text">
      <style:text-properties fo:language="en" fo:country="US"/>
    </style:style>
    <style:style style:name="T11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9" style:parent-style-name="Основнойшрифтабзаца" style:family="text">
      <style:text-properties fo:language="en" fo:country="US"/>
    </style:style>
    <style:style style:name="T11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4" style:parent-style-name="Основнойшрифтабзаца" style:family="text">
      <style:text-properties fo:language="en" fo:country="US"/>
    </style:style>
    <style:style style:name="T11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8" style:parent-style-name="Основнойшрифтабзаца" style:family="text">
      <style:text-properties fo:language="en" fo:country="US"/>
    </style:style>
    <style:style style:name="T11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4" style:parent-style-name="Основнойшрифтабзаца" style:family="text">
      <style:text-properties fo:language="en" fo:country="US"/>
    </style:style>
    <style:style style:name="T11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6" style:parent-style-name="Основнойшрифтабзаца" style:family="text">
      <style:text-properties fo:language="en" fo:country="US"/>
    </style:style>
    <style:style style:name="T11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8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3" style:parent-style-name="Основнойшрифтабзаца" style:family="text">
      <style:text-properties fo:language="en" fo:country="US"/>
    </style:style>
    <style:style style:name="T11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5" style:parent-style-name="Основнойшрифтабзаца" style:family="text">
      <style:text-properties fo:language="en" fo:country="US"/>
    </style:style>
    <style:style style:name="T12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0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0" style:parent-style-name="Основнойшрифтабзаца" style:family="text">
      <style:text-properties fo:language="en" fo:country="US"/>
    </style:style>
    <style:style style:name="T12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4" style:parent-style-name="Основнойшрифтабзаца" style:family="text">
      <style:text-properties fo:language="en" fo:country="US"/>
    </style:style>
    <style:style style:name="T12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8" style:parent-style-name="Основнойшрифтабзаца" style:family="text">
      <style:text-properties fo:language="en" fo:country="US"/>
    </style:style>
    <style:style style:name="T12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4" style:parent-style-name="Основнойшрифтабзаца" style:family="text">
      <style:text-properties fo:language="en" fo:country="US"/>
    </style:style>
    <style:style style:name="T12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6" style:parent-style-name="Основнойшрифтабзаца" style:family="text">
      <style:text-properties fo:language="en" fo:country="US"/>
    </style:style>
    <style:style style:name="T12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8" style:parent-style-name="Основнойшрифтабзаца" style:family="text">
      <style:text-properties fo:language="en" fo:country="US"/>
    </style:style>
    <style:style style:name="T12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4" style:parent-style-name="Основнойшрифтабзаца" style:family="text">
      <style:text-properties fo:language="en" fo:country="US"/>
    </style:style>
    <style:style style:name="T12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6" style:parent-style-name="Основнойшрифтабзаца" style:family="text">
      <style:text-properties fo:language="en" fo:country="US"/>
    </style:style>
    <style:style style:name="T12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8" style:parent-style-name="Основнойшрифтабзаца" style:family="text">
      <style:text-properties fo:language="en" fo:country="US"/>
    </style:style>
    <style:style style:name="T12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4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3" style:parent-style-name="Основнойшрифтабзаца" style:family="text">
      <style:text-properties fo:language="en" fo:country="US"/>
    </style:style>
    <style:style style:name="T12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5" style:parent-style-name="Основнойшрифтабзаца" style:family="text">
      <style:text-properties fo:language="en" fo:country="US"/>
    </style:style>
    <style:style style:name="T1246" style:parent-style-name="Основнойшрифтабзаца" style:family="text">
      <style:text-properties fo:language="en" fo:country="US"/>
    </style:style>
    <style:style style:name="T124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3" style:parent-style-name="Основнойшрифтабзаца" style:family="text">
      <style:text-properties fo:language="en" fo:country="US"/>
    </style:style>
    <style:style style:name="T12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9" style:parent-style-name="Основнойшрифтабзаца" style:family="text">
      <style:text-properties fo:language="en" fo:country="US"/>
    </style:style>
    <style:style style:name="T12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5" style:parent-style-name="Основнойшрифтабзаца" style:family="text">
      <style:text-properties fo:language="en" fo:country="US"/>
    </style:style>
    <style:style style:name="T12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5" style:parent-style-name="Основнойшрифтабзаца" style:family="text">
      <style:text-properties fo:language="en" fo:country="US"/>
    </style:style>
    <style:style style:name="T12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3" style:parent-style-name="Основнойшрифтабзаца" style:family="text">
      <style:text-properties fo:language="en" fo:country="US"/>
    </style:style>
    <style:style style:name="T12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9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29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3" style:parent-style-name="Основнойшрифтабзаца" style:family="text">
      <style:text-properties fo:language="en" fo:country="US"/>
    </style:style>
    <style:style style:name="T12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8" style:parent-style-name="Основнойшрифтабзаца" style:family="text">
      <style:text-properties fo:language="en" fo:country="US"/>
    </style:style>
    <style:style style:name="T12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0" style:parent-style-name="Основнойшрифтабзаца" style:family="text">
      <style:text-properties fo:language="en" fo:country="US"/>
    </style:style>
    <style:style style:name="T13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0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7" style:parent-style-name="Основнойшрифтабзаца" style:family="text">
      <style:text-properties fo:language="en" fo:country="US"/>
    </style:style>
    <style:style style:name="T13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3" style:parent-style-name="Основнойшрифтабзаца" style:family="text">
      <style:text-properties fo:language="en" fo:country="US"/>
    </style:style>
    <style:style style:name="T13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9" style:parent-style-name="Основнойшрифтабзаца" style:family="text">
      <style:text-properties fo:language="en" fo:country="US"/>
    </style:style>
    <style:style style:name="T13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1" style:parent-style-name="Основнойшрифтабзаца" style:family="text">
      <style:text-properties fo:language="en" fo:country="US"/>
    </style:style>
    <style:style style:name="T13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5" style:parent-style-name="Основнойшрифтабзаца" style:family="text">
      <style:text-properties fo:language="en" fo:country="US"/>
    </style:style>
    <style:style style:name="T13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1" style:parent-style-name="Основнойшрифтабзаца" style:family="text">
      <style:text-properties fo:language="en" fo:country="US"/>
    </style:style>
    <style:style style:name="T13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3" style:parent-style-name="Основнойшрифтабзаца" style:family="text">
      <style:text-properties fo:language="en" fo:country="US"/>
    </style:style>
    <style:style style:name="T13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6" style:parent-style-name="Основнойшрифтабзаца" style:family="text">
      <style:text-properties fo:language="en" fo:country="US"/>
    </style:style>
    <style:style style:name="T13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0" style:parent-style-name="Основнойшрифтабзаца" style:family="text">
      <style:text-properties fo:language="en" fo:country="US"/>
    </style:style>
    <style:style style:name="T13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8" style:parent-style-name="Основнойшрифтабзаца" style:family="text">
      <style:text-properties fo:language="en" fo:country="US"/>
    </style:style>
    <style:style style:name="T13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0" style:parent-style-name="Основнойшрифтабзаца" style:family="text">
      <style:text-properties fo:language="en" fo:country="US"/>
    </style:style>
    <style:style style:name="T13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2" style:parent-style-name="Основнойшрифтабзаца" style:family="text">
      <style:text-properties fo:language="en" fo:country="US"/>
    </style:style>
    <style:style style:name="T13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8" style:parent-style-name="Основнойшрифтабзаца" style:family="text">
      <style:text-properties fo:language="en" fo:country="US"/>
    </style:style>
    <style:style style:name="T13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6" style:parent-style-name="Основнойшрифтабзаца" style:family="text">
      <style:text-properties fo:language="en" fo:country="US"/>
    </style:style>
    <style:style style:name="T14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8" style:parent-style-name="Основнойшрифтабзаца" style:family="text">
      <style:text-properties fo:language="en" fo:country="US"/>
    </style:style>
    <style:style style:name="T14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1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1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8" style:parent-style-name="Основнойшрифтабзаца" style:family="text">
      <style:text-properties fo:language="en" fo:country="US"/>
    </style:style>
    <style:style style:name="T14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3" style:parent-style-name="Основнойшрифтабзаца" style:family="text">
      <style:text-properties fo:language="en" fo:country="US"/>
    </style:style>
    <style:style style:name="T14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1425" style:parent-style-name="Standard" style:family="paragraph">
      <style:paragraph-properties fo:text-align="center"/>
      <style:text-properties fo:language="en" fo:country="US"/>
    </style:style>
  </office:automatic-styles>
  <office:body>
    <office:text text:use-soft-page-breaks="true">
      <text:p text:style-name="P1"><text:span text:style-name="T2">Министерство науки и высшего образования Российской Федерации</text:span></text:p>
      <text:p text:style-name="P3"><text:span text:style-name="T4">Федеральное государственное бюджетное образовательное учреждение</text:span></text:p>
      <text:p text:style-name="P5"><text:span text:style-name="T6">высшего образования</text:span></text:p>
      <text:p text:style-name="P7"><text:span text:style-name="T8">«Пермский национальный исследовательский политехнический университет»</text:span></text:p>
      <text:p text:style-name="P9"/>
      <text:p text:style-name="P10"><text:span text:style-name="T11">Кафедра ИТАС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20">К У Р С О В АЯ <text:s text:c="3"/>РАБОТА</text:span></text:p>
      <text:p text:style-name="P21"/>
      <text:p text:style-name="P22"><text:span text:style-name="T23">по дисциплине «СИСТЕМНОЕ ПРОГРАММИРОВАНИЕ»</text:span></text:p>
      <text:p text:style-name="P24"/>
      <text:p text:style-name="P25"><text:span text:style-name="T26">Тема: «Структурно-алгоритмическое проектирование ЭВМ»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4">Выполнил</text:span></text:p>
      <text:p text:style-name="P35"><text:span text:style-name="T36"><text:s text:c="69"/>студент группы РИС-19-1б</text:span></text:p>
      <text:p text:style-name="P37"/>
      <text:p text:style-name="P38"><text:span text:style-name="T39"><text:s text:c="69"/>_____________ Миннахметов Э.Ю.</text:span></text:p>
      <text:p text:style-name="P40"/>
      <text:p text:style-name="P41"/>
      <text:p text:style-name="P42"><text:span text:style-name="T43">Руководитель</text:span></text:p>
      <text:p text:style-name="P44"/>
      <text:p text:style-name="P45"><text:span text:style-name="T46"><text:s text:c="45"/></text:span><text:span text:style-name="T47"><text:s text:c="23"/>____________ Кузнецов Д.Б.</text:span></text:p>
      <text:p text:style-name="P48"/>
      <text:p text:style-name="P49"/>
      <text:p text:style-name="P50"/>
      <text:p text:style-name="Standard"><text:span text:style-name="T51">Дата сдачи<text:s/></text:span><text:span text:style-name="T52">18.01.2022 г.</text:span></text:p>
      <text:p text:style-name="P53"/>
      <text:p text:style-name="Standard"><text:span text:style-name="T54">Дата защиты<text:s/></text:span><text:span text:style-name="T55">20.01.2022 г.</text:span></text:p>
      <text:p text:style-name="P56"/>
      <text:p text:style-name="Standard"><text:span text:style-name="T57">Оценка</text:span><text:span text:style-name="T58"><text:s/>_______________</text:span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Пермь, 2021</text:p>
      <text:p text:style-name="P68">СОДЕРЖАНИЕ</text:p>
      <text:p text:style-name="P69"/>
      <text:p text:style-name="P70"><text:span text:style-name="T71">Введение</text:span><text:span text:style-name="T72"><text:tab/></text:span><text:span text:style-name="T73">1</text:span></text:p>
      <text:p text:style-name="P74">1 Анализ поставленной задачи<text:tab/>2</text:p>
      <text:p text:style-name="P75">2 Технология реализации<text:tab/>3</text:p>
      <text:p text:style-name="P76">Заключение<text:tab/>4</text:p>
      <text:p text:style-name="P77">Список используемых источников<text:tab/>5</text:p>
      <text:p text:style-name="P78">Приложение А<text:tab/>6</text:p>
      <text:p text:style-name="P79">Приложение Б<text:tab/>6</text:p>
      <text:p text:style-name="P80"><text:span text:style-name="T81">Приложение В</text:span><text:span text:style-name="T82"><text:tab/></text:span><text:span text:style-name="T83">6</text:span></text:p>
      <text:p text:style-name="P84"/>
      <text:p text:style-name="P85"><text:span text:style-name="T86">Введение</text:span></text:p>
      <text:p text:style-name="P87"/>
      <text:p text:style-name="P88"><text:bookmark-start text:name="_heading=h.30j0zll"/><text:bookmark-end text:name="_heading=h.30j0zll"/><text:span text:style-name="T89">Цель работы (проекта) –<text:s/></text:span><text:span text:style-name="T90">Разработать контроллер ассоциативной памяти, хранящей 64*8- разрядных двоичных кодов с выходом по «равно признаку» и «не равно признаку». Признаком поиска может быть 1,2,4,8 двоичных разр</text:span><text:span text:style-name="T91">ядов. Результатом поиска, выводимым на ШД, является весь байт</text:span><text:span text:style-name="T92">. Объектом исследования является устройство управления. Предметом исследования – алгоритм работы и структура устройства.</text:span></text:p>
      <text:p text:style-name="P93"><text:span text:style-name="T94">В работе представлена спецификация устройства на уровне «черного ящика», р</text:span><text:span text:style-name="T95">азработана схема алгоритма работы устройства и его микропрограммы, составлена полная спецификация устройства. Построена временная диаграмма работы устройства управления. Приведен листинг разработанной программы на языке программирования С и результаты расч</text:span><text:span text:style-name="T96">ета контрольного примера.</text:span></text:p>
      <text:p text:style-name="P97"><text:span text:style-name="T98">1 Анализ предметной области</text:span></text:p>
      <text:p text:style-name="P99"/>
      <text:p text:style-name="P100">аываыв</text:p>
      <text:p text:style-name="P101"/>
      <text:p text:style-name="P102"/>
      <text:p text:style-name="P103">2 Технология реализации</text:p>
      <text:p text:style-name="P104"/>
      <text:p text:style-name="P105">Ваываываы</text:p>
      <text:p text:style-name="P106"/>
      <text:p text:style-name="P107"><text:span text:style-name="T108">Заключение</text:span></text:p>
      <text:p text:style-name="P109"><text:span text:style-name="T110">Задача курсовой работы – разработка алгоритма работы и структуры работы устройства для выполнения четырех команд</text:span></text:p>
      <text:p text:style-name="P111"><text:span text:style-name="T112">Поставленная задача<text:s/></text:span><text:span text:style-name="T113">выполнена. В ходе курсовой работы была изучена специальная литература, разработана структура ОЧ, алгоритм их работы, спецификация сигналов, фрагмент функциональной схемы УЧ, контрольный числовой пример и временная диаграмма работы устройства.</text:span></text:p>
      <text:p text:style-name="P114"/>
      <text:p text:style-name="P115"/>
      <text:p text:style-name="P116"><text:span text:style-name="T117">Список используемой литературы</text:span></text:p>
      <text:p text:style-name="P118"/>
      <text:list text:style-name="WWNum4">
        <text:list-item text:start-value="1">
          <text:p text:style-name="P119"><text:span text:style-name="T120">Павловская Т.А. С/С++. Программирование на языке высокого уровня: Учеб. пособие. – СПб.:Питер, 2007. – 461 с.</text:span></text:p>
        </text:list-item>
        <text:list-item>
          <text:p text:style-name="P121"><text:span text:style-name="T122">Павловская Т.А., Щупак Ю.А. С/С++. Программирование на языке высокого уровня. Структурное программирование: Практи</text:span><text:span text:style-name="T123">кум. – СПб.:Питер, 2003. – 240 с.</text:span></text:p>
        </text:list-item>
        <text:list-item>
          <text:p text:style-name="P124"><text:span text:style-name="T125">Жмакин А. П. Архитектура ЭВМ: 2-е изд., перераб. и доп.: учеб. пособие. — СПб.: БХВ-Петербург, 2010. — 352 с.</text:span></text:p>
        </text:list-item>
      </text:list>
      <text:p text:style-name="P126"/>
      <text:p text:style-name="P127"/>
      <text:p text:style-name="P128">Приложение А</text:p>
      <text:p text:style-name="P129"/>
      <text:p text:style-name="P130">Листинг файла CMakeLists.txt:</text:p>
      <text:p text:style-name="P131"><text:span text:style-name="T132">cmake_minimum_required</text:span><text:span text:style-name="T133">(</text:span><text:span text:style-name="T134">VERSION 3.20</text:span><text:span text:style-name="T135">)</text:span><text:span text:style-name="T136"><text:line-break/></text:span><text:span text:style-name="T137">project</text:span><text:span text:style-name="T138">(</text:span><text:span text:style-name="T139">sysprog C</text:span><text:span text:style-name="T140">)</text:span><text:span text:style-name="T141"><text:line-break/></text:span><text:span text:style-name="T142"><text:line-break/></text:span><text:span text:style-name="T143">set</text:span><text:span text:style-name="T144">(</text:span><text:span text:style-name="T145">CMAKE_C_STANDARD 11</text:span><text:span text:style-name="T146">)</text:span><text:span text:style-name="T147"><text:line-break/></text:span><text:span text:style-name="T148">set</text:span><text:span text:style-name="T149">(</text:span><text:span text:style-name="T150">THREADS_PREFER_PTHREAD_FLAG ON</text:span><text:span text:style-name="T151">)</text:span><text:span text:style-name="T152"><text:line-break/></text:span><text:span text:style-name="T153">find_package</text:span><text:span text:style-name="T154">(</text:span><text:span text:style-name="T155">Threads REQUIRED</text:span><text:span text:style-name="T156">)</text:span><text:span text:style-name="T157"><text:line-break/></text:span><text:span text:style-name="T158"><text:line-break/></text:span><text:span text:style-name="T159">include_directories</text:span><text:span text:style-name="T160">(</text:span><text:span text:style-name="T161">.</text:span><text:span text:style-name="T162">)</text:span><text:span text:style-name="T163"><text:line-break/></text:span><text:span text:style-name="T164"><text:line-break/></text:span><text:span text:style-name="T165">add_executable</text:span><text:span text:style-name="T166">(</text:span><text:span text:style-name="T167">server main_server.c server.h server.c consts.h</text:span><text:span text:style-name="T168">)</text:span><text:span text:style-name="T169"><text:line-break/></text:span><text:span text:style-name="T170">add_executable</text:span><text:span text:style-name="T171">(</text:span><text:span text:style-name="T172">client main_client.c client.h client.c consts.h</text:span><text:span text:style-name="T173">)</text:span><text:span text:style-name="T174"><text:line-break/></text:span><text:span text:style-name="T175"><text:line-break/></text:span><text:span text:style-name="T176">target_link_libraries</text:span><text:span text:style-name="T177">(</text:span><text:span text:style-name="T178">server PRIVATE Threads::Threads m</text:span><text:span text:style-name="T179">)</text:span><text:span text:style-name="T180"><text:line-break/></text:span><text:span text:style-name="T181">target_link_libraries</text:span><text:span text:style-name="T182">(</text:span><text:span text:style-name="T183">client</text:span><text:span text:style-name="T184">)</text:span></text:p>
      <text:p text:style-name="P185"/>
      <text:p text:style-name="P186"><text:span text:style-name="T187">Листинг</text:span><text:span text:style-name="T188"><text:s/></text:span><text:span text:style-name="T189">файла</text:span><text:span text:style-name="T190"><text:s/>consts.h:</text:span></text:p>
      <text:p text:style-name="P191"><text:span text:style-name="T192">#pragma<text:s/></text:span><text:span text:style-name="T193">once</text:span><text:span text:style-name="T194"><text:line-break/></text:span><text:span text:style-name="T195"><text:line-break/></text:span><text:span text:style-name="T196">#define<text:s/></text:span><text:span text:style-name="T197">PORT<text:s/></text:span><text:span text:style-name="T198">3456</text:span></text:p>
      <text:p text:style-name="P199"/>
      <text:p text:style-name="P200">Приложение Б</text:p>
      <text:p text:style-name="P201"/>
      <text:p text:style-name="P202"><text:span text:style-name="T203">Листинг файла<text:s/></text:span><text:span text:style-name="T204">main</text:span><text:span text:style-name="T205">_</text:span><text:span text:style-name="T206">client</text:span><text:span text:style-name="T207">.</text:span><text:span text:style-name="T208">c</text:span><text:span text:style-name="T209">:</text:span></text:p>
      <text:p text:style-name="P210"><text:span text:style-name="T211">#include<text:s/></text:span><text:span text:style-name="T212">&lt;client.h&gt;</text:span><text:span text:style-name="T213"><text:line-break/></text:span><text:span text:style-name="T214"><text:line-break/></text:span><text:span text:style-name="T215">int<text:s/></text:span><text:span text:style-name="T216">main</text:span><text:span text:style-name="T217">() {</text:span><text:span text:style-name="T218"><text:line-break/></text:span><text:span text:style-name="T219"><text:s text:c="4"/>client_run();</text:span><text:span text:style-name="T220"><text:line-break/></text:span><text:span text:style-name="T221"><text:s text:c="4"/></text:span><text:span text:style-name="T222">return<text:s/></text:span><text:span text:style-name="T223">0</text:span><text:span text:style-name="T224">;</text:span><text:span text:style-name="T225"><text:line-break/></text:span><text:span text:style-name="T226">}</text:span></text:p>
      <text:p text:style-name="P227"/>
      <text:p text:style-name="P228"><text:span text:style-name="T229">Листинг</text:span><text:span text:style-name="T230"><text:s/></text:span><text:span text:style-name="T231">файла</text:span><text:span text:style-name="T232"><text:s/>client.h:</text:span></text:p>
      <text:p text:style-name="P233"><text:span text:style-name="T234">#pragma<text:s/></text:span><text:span text:style-name="T235">once</text:span><text:span text:style-name="T236"><text:line-break/></text:span><text:span text:style-name="T237"><text:line-break/></text:span><text:span text:style-name="T238">void<text:s/></text:span><text:span text:style-name="T239">client_run</text:span><text:span text:style-name="T240">();</text:span></text:p>
      <text:p text:style-name="P241"/>
      <text:p text:style-name="P242"><text:span text:style-name="T243">Листинг</text:span><text:span text:style-name="T244"><text:s/></text:span><text:span text:style-name="T245">файла</text:span><text:span text:style-name="T246"><text:s/>client.c:</text:span></text:p>
      <text:p text:style-name="P247"><text:span text:style-name="T248">#include<text:s/></text:span><text:span text:style-name="T249">"client.h"</text:span><text:span text:style-name="T250"><text:line-break/></text:span><text:span text:style-name="T251">#include<text:s/></text:span><text:span text:style-name="T252">"consts.h"</text:span><text:span text:style-name="T253"><text:line-break/></text:span><text:span text:style-name="T254"><text:line-break/></text:span><text:span text:style-name="T255">#include<text:s/></text:span><text:span text:style-name="T256">&lt;stdio.h&gt;</text:span><text:span text:style-name="T257"><text:line-break/></text:span><text:span text:style-name="T258">#include<text:s/></text:span><text:span text:style-name="T259">&lt;unistd.h&gt;</text:span><text:span text:style-name="T260"><text:line-break/></text:span><text:span text:style-name="T261">#include<text:s/></text:span><text:span text:style-name="T262">&lt;string.h&gt;</text:span><text:span text:style-name="T263"><text:line-break/></text:span><text:span text:style-name="T264">#include<text:s/></text:span><text:span text:style-name="T265">&lt;sys/socket.h&gt;</text:span><text:span text:style-name="T266"><text:line-break/></text:span><text:span text:style-name="T267">#include<text:s/></text:span><text:span text:style-name="T268">&lt;netinet/in.h&gt;</text:span><text:span text:style-name="T269"><text:line-break/></text:span><text:span text:style-name="T270"><text:line-break/></text:span><text:span text:style-name="T271">void<text:s/></text:span><text:span text:style-name="T272">client_run</text:span><text:span text:style-name="T273">() {</text:span><text:span text:style-name="T274"><text:line-break/></text:span><text:span text:style-name="T275"><text:s text:c="4"/></text:span><text:span text:style-name="T276">size_t<text:s/></text:span><text:span text:style-name="T277">buf_size<text:s/></text:span><text:span text:style-name="T278">=<text:s/></text:span><text:span text:style-name="T279">1024</text:span><text:span text:style-name="T280">;</text:span><text:span text:style-name="T281"><text:line-break/></text:span><text:span text:style-name="T282"><text:s text:c="4"/></text:span><text:span text:style-name="T283">char<text:s/></text:span><text:span text:style-name="T284">buf</text:span><text:span text:style-name="T285">[</text:span><text:span text:style-name="T286">1024</text:span><text:span text:style-name="T287">];</text:span><text:span text:style-name="T288"><text:line-break/></text:span><text:span text:style-name="T289"><text:s text:c="4"/></text:span><text:span text:style-name="T290">char<text:s/></text:span><text:span text:style-name="T291">*</text:span><text:span text:style-name="T292">buff<text:s/></text:span><text:span text:style-name="T293">=<text:s/></text:span><text:span text:style-name="T294">buf</text:span><text:span text:style-name="T295">;</text:span><text:span text:style-name="T296"><text:line-break/></text:span><text:span text:style-name="T297"><text:line-break/></text:span><text:span text:style-name="T298"><text:s text:c="4"/></text:span><text:span text:style-name="T299">int<text:s/></text:span><text:span text:style-name="T300">sock</text:span><text:span text:style-name="T301">;</text:span><text:span text:style-name="T302"><text:line-break/></text:span><text:span text:style-name="T303"><text:s text:c="4"/></text:span><text:span text:style-name="T304">struct<text:s/></text:span><text:span text:style-name="T305">sockaddr_in<text:s/></text:span><text:span text:style-name="T306">addr</text:span><text:span text:style-name="T307">;</text:span><text:span text:style-name="T308"><text:line-break/></text:span><text:span text:style-name="T309"><text:line-break/></text:span><text:span text:style-name="T310"><text:s text:c="4"/></text:span><text:span text:style-name="T311">do<text:s/></text:span><text:span text:style-name="T312">{</text:span><text:span text:style-name="T313"><text:line-break/></text:span><text:span text:style-name="T314"><text:s text:c="8"/></text:span><text:span text:style-name="T315">sock<text:s/></text:span><text:span text:style-name="T316">= socket(</text:span><text:span text:style-name="T317">AF_INET</text:span><text:span text:style-name="T318">,<text:s/></text:span><text:span text:style-name="T319">SOCK_STREAM</text:span><text:span text:style-name="T320">,<text:s/></text:span><text:span text:style-name="T321">0</text:span><text:span text:style-name="T322">);</text:span><text:span text:style-name="T323"><text:line-break/></text:span><text:span text:style-name="T324"><text:s text:c="8"/></text:span><text:span text:style-name="T325">if<text:s/></text:span><text:span text:style-name="T326">(</text:span><text:span text:style-name="T327">sock<text:s/></text:span><text:span text:style-name="T328">&lt;<text:s/></text:span><text:span text:style-name="T329">0</text:span><text:span text:style-name="T330">) {</text:span><text:span text:style-name="T331"><text:line-break/></text:span><text:span text:style-name="T332"><text:s text:c="12"/>usleep(</text:span><text:span text:style-name="T333">100</text:span><text:span text:style-name="T334">);</text:span><text:span text:style-name="T335"><text:line-break/></text:span><text:span text:style-name="T336"><text:s text:c="8"/>}</text:span><text:span text:style-name="T337"><text:line-break/></text:span><text:span text:style-name="T338"><text:s text:c="4"/>}<text:s/></text:span><text:span text:style-name="T339">while<text:s/></text:span><text:span text:style-name="T340">(</text:span><text:span text:style-name="T341">sock<text:s/></text:span><text:span text:style-name="T342">&lt;<text:s/></text:span><text:span text:style-name="T343">0</text:span><text:span text:style-name="T344">);</text:span><text:span text:style-name="T345"><text:line-break/></text:span><text:span text:style-name="T346"><text:line-break/></text:span><text:span text:style-name="T347"><text:s text:c="4"/></text:span><text:span text:style-name="T348">addr</text:span><text:span text:style-name="T349">.</text:span><text:span text:style-name="T350">sin_family<text:s/></text:span><text:span text:style-name="T351">=<text:s/></text:span><text:span text:style-name="T352">AF_INET</text:span><text:span text:style-name="T353">;</text:span><text:span text:style-name="T354"><text:line-break/></text:span><text:span text:style-name="T355"><text:s text:c="4"/></text:span><text:span text:style-name="T356">addr</text:span><text:span text:style-name="T357">.</text:span><text:span text:style-name="T358">sin_port<text:s/></text:span><text:span text:style-name="T359">= htons(</text:span><text:span text:style-name="T360">PORT</text:span><text:span text:style-name="T361">);</text:span><text:span text:style-name="T362"><text:line-break/></text:span><text:span text:style-name="T363"><text:s text:c="4"/></text:span><text:span text:style-name="T364">addr</text:span><text:span text:style-name="T365">.</text:span><text:span text:style-name="T366">sin_addr</text:span><text:span text:style-name="T367">.</text:span><text:span text:style-name="T368">s_addr<text:s/></text:span><text:span text:style-name="T369">= htonl(</text:span><text:span text:style-name="T370">INADDR_LOOPBACK</text:span><text:span text:style-name="T371">);</text:span><text:span text:style-name="T372"><text:line-break/></text:span><text:span text:style-name="T373"><text:s text:c="4"/></text:span><text:span text:style-name="T374">int<text:s/></text:span><text:span text:style-name="T375">isConnect</text:span><text:span text:style-name="T376">;</text:span><text:span text:style-name="T377"><text:line-break/></text:span><text:span text:style-name="T378"><text:s text:c="4"/></text:span><text:span text:style-name="T379">do<text:s/></text:span><text:span text:style-name="T380">{</text:span><text:span text:style-name="T381"><text:line-break/></text:span><text:span text:style-name="T382"><text:s text:c="8"/></text:span><text:span text:style-name="T383">isConnect<text:s/></text:span><text:span text:style-name="T384">= connect(</text:span><text:span text:style-name="T385">sock</text:span><text:span text:style-name="T386">, (</text:span><text:span text:style-name="T387">struct<text:s/></text:span><text:span text:style-name="T388">sockaddr<text:s/></text:span><text:span text:style-name="T389">*) &amp;</text:span><text:span text:style-name="T390">addr</text:span><text:span text:style-name="T391">,<text:s/></text:span><text:span text:style-name="T392">sizeof</text:span><text:span text:style-name="T393">(</text:span><text:span text:style-name="T394">addr</text:span><text:span text:style-name="T395">));</text:span><text:span text:style-name="T396"><text:line-break/></text:span><text:span text:style-name="T397"><text:s text:c="8"/></text:span><text:span text:style-name="T398">if<text:s/></text:span><text:span text:style-name="T399">(</text:span><text:span text:style-name="T400">isConnect<text:s/></text:span><text:span text:style-name="T401">&lt;<text:s/></text:span><text:span text:style-name="T402">0</text:span><text:span text:style-name="T403">) {</text:span><text:span text:style-name="T404"><text:line-break/></text:span><text:span text:style-name="T405"><text:s text:c="12"/>usleep(</text:span><text:span text:style-name="T406">100</text:span><text:span text:style-name="T407">);</text:span><text:span text:style-name="T408"><text:line-break/></text:span><text:span text:style-name="T409"><text:s text:c="8"/>}</text:span><text:span text:style-name="T410"><text:line-break/></text:span><text:span text:style-name="T411"><text:s text:c="4"/>}<text:s/></text:span><text:span text:style-name="T412">while<text:s/></text:span><text:span text:style-name="T413">(</text:span><text:span text:style-name="T414">isConnect<text:s/></text:span><text:span text:style-name="T415">&lt;<text:s/></text:span><text:span text:style-name="T416">0</text:span><text:span text:style-name="T417">);</text:span><text:span text:style-name="T418"><text:line-break/></text:span><text:span text:style-name="T419"><text:line-break/></text:span><text:span text:style-name="T420"><text:s text:c="4"/>printf(</text:span><text:span text:style-name="T421">"</text:span><text:span text:style-name="T422">Клиент</text:span><text:span text:style-name="T423">: "</text:span><text:span text:style-name="T424">);</text:span><text:span text:style-name="T425"><text:line-break/></text:span><text:span text:style-name="T426"><text:s text:c="4"/>scanf(</text:span><text:span text:style-name="T427">"%s"</text:span><text:span text:style-name="T428">,<text:s/></text:span><text:span text:style-name="T429">buff</text:span><text:span text:style-name="T430">);</text:span><text:span text:style-name="T431"><text:line-break/></text:span><text:span text:style-name="T432"><text:s text:c="4"/>getchar();</text:span><text:span text:style-name="T433"><text:line-break/></text:span><text:span text:style-name="T434"><text:s text:c="4"/>send(</text:span><text:span text:style-name="T435">sock</text:span><text:span text:style-name="T436">,<text:s/></text:span><text:span text:style-name="T437">buf</text:span><text:span text:style-name="T438">, strlen(</text:span><text:span text:style-name="T439">buf</text:span><text:span text:style-name="T440">),<text:s/></text:span><text:span text:style-name="T441">0</text:span><text:span text:style-name="T442">);</text:span><text:span text:style-name="T443"><text:line-break/></text:span><text:span text:style-name="T444"><text:s text:c="4"/>memset(</text:span><text:span text:style-name="T445">buf</text:span><text:span text:style-name="T446">,<text:s/></text:span><text:span text:style-name="T447">'</text:span><text:span text:style-name="T448">\0</text:span><text:span text:style-name="T449">'</text:span><text:span text:style-name="T450">,<text:s/></text:span><text:span text:style-name="T451">buf_size</text:span><text:span text:style-name="T452">);</text:span><text:span text:style-name="T453"><text:line-break/></text:span><text:span text:style-name="T454"><text:s text:c="4"/>recv(</text:span><text:span text:style-name="T455">sock</text:span><text:span text:style-name="T456">,<text:s/></text:span><text:span text:style-name="T457">buf</text:span><text:span text:style-name="T458">,<text:s/></text:span><text:span text:style-name="T459">sizeof</text:span><text:span text:style-name="T460">(</text:span><text:span text:style-name="T461">buf</text:span><text:span text:style-name="T462">),<text:s/></text:span><text:span text:style-name="T463">0</text:span><text:span text:style-name="T464">);</text:span><text:span text:style-name="T465"><text:line-break/></text:span><text:span text:style-name="T466"><text:s text:c="4"/>printf(</text:span><text:span text:style-name="T467">"</text:span><text:span text:style-name="T468">Сервер</text:span><text:span text:style-name="T469">: %s</text:span><text:span text:style-name="T470">\n</text:span><text:span text:style-name="T471">"</text:span><text:span text:style-name="T472">,<text:s/></text:span><text:span text:style-name="T473">buf</text:span><text:span text:style-name="T474">);</text:span><text:span text:style-name="T475"><text:line-break/></text:span><text:span text:style-name="T476"><text:line-break/></text:span><text:span text:style-name="T477"><text:s text:c="4"/>close(</text:span><text:span text:style-name="T478">sock</text:span><text:span text:style-name="T479">);</text:span><text:span text:style-name="T480"><text:line-break/></text:span><text:span text:style-name="T481">}</text:span></text:p>
      <text:p text:style-name="P482"><text:span text:style-name="T483">Приложение В</text:span></text:p>
      <text:p text:style-name="P484"/>
      <text:p text:style-name="P485"><text:span text:style-name="T486">Листинг файла<text:s/></text:span><text:span text:style-name="T487">main</text:span><text:span text:style-name="T488">_</text:span><text:span text:style-name="T489">server</text:span><text:span text:style-name="T490">.</text:span><text:span text:style-name="T491">c</text:span><text:span text:style-name="T492">:</text:span></text:p>
      <text:p text:style-name="P493"><text:span text:style-name="T494">#include<text:s/></text:span><text:span text:style-name="T495">&lt;server.h&gt;</text:span><text:span text:style-name="T496"><text:line-break/></text:span><text:span text:style-name="T497"><text:line-break/></text:span><text:span text:style-name="T498">int<text:s/></text:span><text:span text:style-name="T499">main</text:span><text:span text:style-name="T500">() {</text:span><text:span text:style-name="T501"><text:line-break/></text:span><text:span text:style-name="T502"><text:s text:c="4"/>server_run(</text:span><text:span text:style-name="T503">);</text:span><text:span text:style-name="T504"><text:line-break/></text:span><text:span text:style-name="T505"><text:s text:c="4"/></text:span><text:span text:style-name="T506">return<text:s/></text:span><text:span text:style-name="T507">0</text:span><text:span text:style-name="T508">;</text:span><text:span text:style-name="T509"><text:line-break/></text:span><text:span text:style-name="T510">}</text:span></text:p>
      <text:p text:style-name="P511"/>
      <text:p text:style-name="P512"><text:span text:style-name="T513">Листинг</text:span><text:span text:style-name="T514"><text:s/></text:span><text:span text:style-name="T515">файла</text:span><text:span text:style-name="T516"><text:s/>server.h:</text:span></text:p>
      <text:p text:style-name="P517"><text:span text:style-name="T518">#pragma<text:s/></text:span><text:span text:style-name="T519">once</text:span><text:span text:style-name="T520"><text:line-break/></text:span><text:span text:style-name="T521"><text:line-break/></text:span><text:span text:style-name="T522">#include<text:s/></text:span><text:span text:style-name="T523">&lt;semaphore.h&gt;</text:span><text:span text:style-name="T524"><text:line-break/></text:span><text:span text:style-name="T525"><text:line-break/></text:span><text:span text:style-name="T526">typedef struct<text:s/></text:span><text:span text:style-name="T527">{</text:span><text:span text:style-name="T528"><text:line-break/></text:span><text:span text:style-name="T529"><text:s text:c="4"/></text:span><text:span text:style-name="T530">sem_t<text:s/></text:span><text:span text:style-name="T531">semaphore</text:span><text:span text:style-name="T532">;</text:span><text:span text:style-name="T533"><text:line-break/></text:span><text:span text:style-name="T534"><text:s text:c="4"/></text:span><text:span text:style-name="T535">int<text:s/></text:span><text:span text:style-name="T536">current_index</text:span><text:span text:style-name="T537">,<text:s/></text:span><text:span text:style-name="T538">sum_of_numbers</text:span><text:span text:style-name="T539">;</text:span><text:span text:style-name="T540"><text:line-break/></text:span><text:span text:style-name="T541">}<text:s/></text:span><text:span text:style-name="T542">resources_t</text:span><text:span text:style-name="T543">;</text:span><text:span text:style-name="T544"><text:line-break/></text:span><text:span text:style-name="T545"><text:line-break/></text:span><text:span text:style-name="T546">typedef struct<text:s/></text:span><text:span text:style-name="T547">{</text:span><text:span text:style-name="T548"><text:line-break/></text:span><text:span text:style-name="T549"><text:s text:c="4"/></text:span><text:span text:style-name="T550">int<text:s/></text:span><text:span text:style-name="T551">socket</text:span><text:span text:style-name="T552">;</text:span><text:span text:style-name="T553"><text:line-break/></text:span><text:span text:style-name="T554"><text:s text:c="4"/></text:span><text:span text:style-name="T555">resources_t<text:s/></text:span><text:span text:style-name="T556">*</text:span><text:span text:style-name="T557">resources</text:span><text:span text:style-name="T558">;</text:span><text:span text:style-name="T559"><text:line-break/></text:span><text:span text:style-name="T560">}<text:s/></text:span><text:span text:style-name="T561">thread_data_t</text:span><text:span text:style-name="T562">;</text:span><text:span text:style-name="T563"><text:line-break/></text:span><text:span text:style-name="T564"><text:line-break/></text:span><text:span text:style-name="T565">void<text:s/></text:span><text:span text:style-name="T566">server_run</text:span><text:span text:style-name="T567">(</text:span><text:span text:style-name="T568">);</text:span><text:span text:style-name="T569"><text:line-break/></text:span><text:span text:style-name="T570">void<text:s/></text:span><text:span text:style-name="T571">*</text:span><text:span text:style-name="T572">socket_thread</text:span><text:span text:style-name="T573">(</text:span><text:span text:style-name="T574">void<text:s/></text:span><text:span text:style-name="T575">*arg);</text:span><text:span text:style-name="T576"><text:line-break/></text:span><text:span text:style-name="T577"><text:line-break/></text:span><text:span text:style-name="T578">int<text:s/></text:span><text:span text:style-name="T579">isNumber</text:span><text:span text:style-name="T580">(</text:span><text:span text:style-name="T581">const char<text:s/></text:span><text:span text:style-name="T582">*input,<text:s/></text:span><text:span text:style-name="T583">int<text:s/></text:span><text:span text:style-name="T584">*output);</text:span><text:span text:style-name="T585"><text:line-break/></text:span><text:span text:style-name="T586">char<text:s/></text:span><text:span text:style-name="T587">*</text:span><text:span text:style-name="T588">numberToString</text:span><text:span text:style-name="T589">(</text:span><text:span text:style-name="T590">int<text:s/></text:span><text:span text:style-name="T591">number);</text:span></text:p>
      <text:p text:style-name="P592"/>
      <text:p text:style-name="P593"><text:span text:style-name="T594">Листинг</text:span><text:span text:style-name="T595"><text:s/></text:span><text:span text:style-name="T596">файла</text:span><text:span text:style-name="T597"><text:s/>server.c:</text:span></text:p>
      <text:p text:style-name="P598"><text:span text:style-name="T599">#include<text:s/></text:span><text:span text:style-name="T600">"server.h"</text:span><text:span text:style-name="T601"><text:line-break/></text:span><text:span text:style-name="T602">#include<text:s/></text:span><text:span text:style-name="T603">"consts.h"</text:span><text:span text:style-name="T604"><text:line-break/></text:span><text:span text:style-name="T605"><text:line-break/></text:span><text:span text:style-name="T606">#include<text:s/></text:span><text:span text:style-name="T607">&lt;stdio.h&gt;</text:span><text:span text:style-name="T608"><text:line-break/></text:span><text:span text:style-name="T609">#include<text:s/></text:span><text:span text:style-name="T610">&lt;stdlib.h&gt;</text:span><text:span text:style-name="T611"><text:line-break/></text:span><text:span text:style-name="T612">#include<text:s/></text:span><text:span text:style-name="T613">&lt;string.h&gt;</text:span><text:span text:style-name="T614"><text:line-break/></text:span><text:span text:style-name="T615">#include<text:s/></text:span><text:span text:style-name="T616">&lt;pthread.h&gt;</text:span><text:span text:style-name="T617"><text:line-break/></text:span><text:span text:style-name="T618">#include<text:s/></text:span><text:span text:style-name="T619">&lt;sys/ipc.h&gt;</text:span><text:span text:style-name="T620"><text:line-break/></text:span><text:span text:style-name="T621">#include<text:s/></text:span><text:span text:style-name="T622">&lt;sys/sem.h&gt;</text:span><text:span text:style-name="T623"><text:line-break/></text:span><text:span text:style-name="T624">#include<text:s/></text:span><text:span text:style-name="T625">&lt;sys/types.h&gt;</text:span><text:span text:style-name="T626"><text:line-break/></text:span><text:span text:style-name="T627">#include<text:s/></text:span><text:span text:style-name="T628">&lt;sys/socket.h&gt;</text:span><text:span text:style-name="T629"><text:line-break/></text:span><text:span text:style-name="T630">#include<text:s/></text:span><text:span text:style-name="T631">&lt;netinet/in.h&gt;</text:span><text:span text:style-name="T632"><text:line-break/></text:span><text:span text:style-name="T633"><text:line-break/></text:span><text:span text:style-name="T634">void<text:s/></text:span><text:span text:style-name="T635">server_run</text:span><text:span text:style-name="T636">(</text:span><text:span text:style-name="T637">) {</text:span><text:span text:style-name="T638"><text:line-break/></text:span><text:span text:style-name="T639"><text:s text:c="4"/></text:span><text:span text:style-name="T640">int<text:s/></text:span><text:span text:style-name="T641">listener</text:span><text:span text:style-name="T642">;</text:span><text:span text:style-name="T643"><text:line-break/></text:span><text:span text:style-name="T644"><text:s text:c="4"/></text:span><text:span text:style-name="T645">struct<text:s/></text:span><text:span text:style-name="T646">sockaddr_in<text:s/></text:span><text:span text:style-name="T647">addr</text:span><text:span text:style-name="T648">;</text:span><text:span text:style-name="T649"><text:line-break/></text:span><text:span text:style-name="T650"><text:s text:c="4"/></text:span><text:span text:style-name="T651">resources_t<text:s/></text:span><text:span text:style-name="T652">resources<text:s/></text:span><text:span text:style-name="T653">= {{},<text:s/></text:span><text:span text:style-name="T654">0</text:span><text:span text:style-name="T655">,<text:s/></text:span><text:span text:style-name="T656">0</text:span><text:span text:style-name="T657">};</text:span><text:span text:style-name="T658"><text:line-break/></text:span><text:span text:style-name="T659"><text:s text:c="4"/>sem_init(&amp;</text:span><text:span text:style-name="T660">resources</text:span><text:span text:style-name="T661">.</text:span><text:span text:style-name="T662">semaphore</text:span><text:span text:style-name="T663">,<text:s/></text:span><text:span text:style-name="T664">0</text:span><text:span text:style-name="T665">,<text:s/></text:span><text:span text:style-name="T666">1</text:span><text:span text:style-name="T667">);</text:span><text:span text:style-name="T668"><text:line-break/></text:span><text:span text:style-name="T669"><text:line-break/></text:span><text:span text:style-name="T670"><text:s text:c="4"/></text:span><text:span text:style-name="T671">listener<text:s/></text:span><text:span text:style-name="T672">= socket(</text:span><text:span text:style-name="T673">AF_INET</text:span><text:span text:style-name="T674">,<text:s/></text:span><text:span text:style-name="T675">SOCK_STREAM</text:span><text:span text:style-name="T676">,<text:s/></text:span><text:span text:style-name="T677">0</text:span><text:span text:style-name="T678">);</text:span><text:span text:style-name="T679"><text:line-break/></text:span><text:span text:style-name="T680"><text:s text:c="4"/></text:span><text:span text:style-name="T681">if<text:s/></text:span><text:span text:style-name="T682">(</text:span><text:span text:style-name="T683">listener<text:s/></text:span><text:span text:style-name="T684">&lt;<text:s/></text:span><text:span text:style-name="T685">0</text:span><text:span text:style-name="T686">) {</text:span><text:span text:style-name="T687"><text:line-break/></text:span><text:span text:style-name="T688"><text:s text:c="8"/>perror(</text:span><text:span text:style-name="T689">"socket"</text:span><text:span text:style-name="T690">);</text:span><text:span text:style-name="T691"><text:line-break/></text:span><text:span text:style-name="T692"><text:s text:c="8"/>exit(</text:span><text:span text:style-name="T693">1</text:span><text:span text:style-name="T694">);</text:span><text:span text:style-name="T695"><text:line-break/></text:span><text:span text:style-name="T696"><text:s text:c="4"/>}</text:span><text:span text:style-name="T697"><text:line-break/></text:span><text:span text:style-name="T698"><text:line-break/></text:span><text:span text:style-name="T699"><text:s text:c="4"/></text:span><text:span text:style-name="T700">addr</text:span><text:span text:style-name="T701">.</text:span><text:span text:style-name="T702">sin_family<text:s/></text:span><text:span text:style-name="T703">=<text:s/></text:span><text:span text:style-name="T704">AF_INET</text:span><text:span text:style-name="T705">;</text:span><text:span text:style-name="T706"><text:line-break/></text:span><text:span text:style-name="T707"><text:s text:c="4"/></text:span><text:span text:style-name="T708">addr</text:span><text:span text:style-name="T709">.</text:span><text:span text:style-name="T710">sin_port<text:s/></text:span><text:span text:style-name="T711">= htons(</text:span><text:span text:style-name="T712">PORT</text:span><text:span text:style-name="T713">);</text:span><text:span text:style-name="T714"><text:line-break/></text:span><text:span text:style-name="T715"><text:s text:c="4"/></text:span><text:span text:style-name="T716">addr</text:span><text:span text:style-name="T717">.</text:span><text:span text:style-name="T718">sin_addr</text:span><text:span text:style-name="T719">.</text:span><text:span text:style-name="T720">s_addr<text:s/></text:span><text:span text:style-name="T721">= htonl(</text:span><text:span text:style-name="T722">INADDR_ANY</text:span><text:span text:style-name="T723">);</text:span><text:span text:style-name="T724"><text:line-break/></text:span><text:span text:style-name="T725"><text:s text:c="4"/></text:span><text:span text:style-name="T726">if<text:s/></text:span><text:span text:style-name="T727">(bind(</text:span><text:span text:style-name="T728">listener</text:span><text:span text:style-name="T729">, (</text:span><text:span text:style-name="T730">struct<text:s/></text:span><text:span text:style-name="T731">sockaddr<text:s/></text:span><text:span text:style-name="T732">*)&amp;</text:span><text:span text:style-name="T733">addr</text:span><text:span text:style-name="T734">,<text:s/></text:span><text:span text:style-name="T735">sizeof</text:span><text:span text:style-name="T736">(</text:span><text:span text:style-name="T737">addr</text:span><text:span text:style-name="T738">)) &lt;<text:s/></text:span><text:span text:style-name="T739">0</text:span><text:span text:style-name="T740">) {</text:span><text:span text:style-name="T741"><text:line-break/></text:span><text:span text:style-name="T742"><text:s text:c="8"/>perror(</text:span><text:span text:style-name="T743">"bind"</text:span><text:span text:style-name="T744">);</text:span><text:span text:style-name="T745"><text:line-break/></text:span><text:span text:style-name="T746"><text:s text:c="8"/>exit(</text:span><text:span text:style-name="T747">2</text:span><text:span text:style-name="T748">);</text:span><text:span text:style-name="T749"><text:line-break/></text:span><text:span text:style-name="T750"><text:s text:c="4"/>}</text:span><text:span text:style-name="T751"><text:line-break/></text:span><text:span text:style-name="T752"><text:line-break/></text:span><text:span text:style-name="T753"><text:s text:c="4"/>listen(</text:span><text:span text:style-name="T754">listener</text:span><text:span text:style-name="T755">,<text:s/></text:span><text:span text:style-name="T756">1</text:span><text:span text:style-name="T757">);</text:span><text:span text:style-name="T758"><text:line-break/></text:span><text:span text:style-name="T759"><text:line-break/></text:span><text:span text:style-name="T760"><text:s text:c="4"/></text:span><text:span text:style-name="T761">while<text:s/></text:span><text:span text:style-name="T762">(</text:span><text:span text:style-name="T763">1</text:span><text:span text:style-name="T764">) {</text:span><text:span text:style-name="T765"><text:line-break/></text:span><text:span text:style-name="T766"><text:s text:c="8"/></text:span><text:span text:style-name="T767">thread_data_t<text:s/></text:span><text:span text:style-name="T768">*</text:span><text:span text:style-name="T769">data<text:s/></text:span><text:span text:style-name="T770">= malloc(</text:span><text:span text:style-name="T771">sizeof</text:span><text:span text:style-name="T772">(</text:span><text:span text:style-name="T773">thread_data_t</text:span><text:span text:style-name="T774">));</text:span><text:span text:style-name="T775"><text:line-break/></text:span><text:span text:style-name="T776"><text:s text:c="8"/></text:span><text:span text:style-name="T777">data</text:span><text:span text:style-name="T778">-&gt;</text:span><text:span text:style-name="T779">socket<text:s/></text:span><text:span text:style-name="T780">= accept(</text:span><text:span text:style-name="T781">listener</text:span><text:span text:style-name="T782">,<text:s/></text:span><text:span text:style-name="T783">0</text:span><text:span text:style-name="T784">,<text:s/></text:span><text:span text:style-name="T785">0</text:span><text:span text:style-name="T786">);</text:span><text:span text:style-name="T787"><text:line-break/></text:span><text:span text:style-name="T788"><text:s text:c="8"/></text:span><text:span text:style-name="T789">data</text:span><text:span text:style-name="T790">-&gt;</text:span><text:span text:style-name="T791">resources<text:s/></text:span><text:span text:style-name="T792">= &amp;</text:span><text:span text:style-name="T793">resources</text:span><text:span text:style-name="T794">;</text:span><text:span text:style-name="T795"><text:line-break/></text:span><text:span text:style-name="T796"><text:s text:c="8"/></text:span><text:span text:style-name="T797">pthread_t<text:s/></text:span><text:span text:style-name="T798">thread</text:span><text:span text:style-name="T799">;</text:span><text:span text:style-name="T800"><text:line-break/></text:span><text:span text:style-name="T801"><text:s text:c="8"/></text:span><text:span text:style-name="T802">if</text:span><text:span text:style-name="T803">(pthread_create(&amp;</text:span><text:span text:style-name="T804">thread</text:span><text:span text:style-name="T805">,<text:s/></text:span><text:span text:style-name="T806">NULL</text:span><text:span text:style-name="T807">, &amp;socket_thread,<text:s/></text:span><text:span text:style-name="T808">data</text:span><text:span text:style-name="T809">)) {</text:span><text:span text:style-name="T810"><text:line-break/></text:span><text:span text:style-name="T811"><text:s text:c="12"/>exit(-</text:span><text:span text:style-name="T812">1</text:span><text:span text:style-name="T813">);</text:span><text:span text:style-name="T814"><text:line-break/></text:span><text:span text:style-name="T815"><text:s text:c="8"/>}</text:span><text:span text:style-name="T816"><text:line-break/></text:span><text:span text:style-name="T817"><text:s text:c="4"/>}</text:span><text:span text:style-name="T818"><text:line-break/></text:span><text:span text:style-name="T819">}</text:span><text:span text:style-name="T820"><text:line-break/></text:span><text:span text:style-name="T821"><text:line-break/></text:span><text:span text:style-name="T822">void<text:s/></text:span><text:span text:style-name="T823">*</text:span><text:span text:style-name="T824">socket_thread</text:span><text:span text:style-name="T825">(</text:span><text:span text:style-name="T826">void<text:s/></text:span><text:span text:style-name="T827">*arg) {</text:span><text:span text:style-name="T828"><text:line-break/></text:span><text:span text:style-name="T829"><text:s text:c="4"/></text:span><text:span text:style-name="T830">char<text:s/></text:span><text:span text:style-name="T831">buf</text:span><text:span text:style-name="T832">[</text:span><text:span text:style-name="T833">1024</text:span><text:span text:style-name="T834">];</text:span><text:span text:style-name="T835"><text:line-break/></text:span><text:span text:style-name="T836"><text:s text:c="4"/></text:span><text:span text:style-name="T837">int<text:s/></text:span><text:span text:style-name="T838">bytes_read</text:span><text:span text:style-name="T839">;</text:span><text:span text:style-name="T840"><text:line-break/></text:span><text:span text:style-name="T841"><text:s text:c="4"/></text:span><text:span text:style-name="T842">thread_data_t<text:s/></text:span><text:span text:style-name="T843">*</text:span><text:span text:style-name="T844">data<text:s/></text:span><text:span text:style-name="T845">= (</text:span><text:span text:style-name="T846">thread_data_t</text:span><text:span text:style-name="T847">*)arg;</text:span><text:span text:style-name="T848"><text:line-break/></text:span><text:span text:style-name="T849"><text:line-break/></text:span><text:span text:style-name="T850"><text:s text:c="4"/></text:span><text:span text:style-name="T851">if<text:s/></text:span><text:span text:style-name="T852">(</text:span><text:span text:style-name="T853">data</text:span><text:span text:style-name="T854">-&gt;</text:span><text:span text:style-name="T855">socket<text:s/></text:span><text:span text:style-name="T856">&lt;<text:s/></text:span><text:span text:style-name="T857">0</text:span><text:span text:style-name="T858">) {</text:span><text:span text:style-name="T859"><text:line-break/></text:span><text:span text:style-name="T860"><text:s text:c="8"/>perror(</text:span><text:span text:style-name="T861">"accept"</text:span><text:span text:style-name="T862">);</text:span><text:span text:style-name="T863"><text:line-break/></text:span><text:span text:style-name="T864"><text:s text:c="8"/>exit(</text:span><text:span text:style-name="T865">3</text:span><text:span text:style-name="T866">);</text:span><text:span text:style-name="T867"><text:line-break/></text:span><text:span text:style-name="T868"><text:s text:c="4"/>}</text:span><text:span text:style-name="T869"><text:line-break/></text:span><text:span text:style-name="T870"><text:line-break/></text:span><text:span text:style-name="T871"><text:s text:c="4"/></text:span><text:span text:style-name="T872">while<text:s/></text:span><text:span text:style-name="T873">(</text:span><text:span text:style-name="T874">1</text:span><text:span text:style-name="T875">) {</text:span><text:span text:style-name="T876"><text:line-break/></text:span><text:span text:style-name="T877"><text:s text:c="8"/>memset(</text:span><text:span text:style-name="T878">buf</text:span><text:span text:style-name="T879">,<text:s/></text:span><text:span text:style-name="T880">'</text:span><text:span text:style-name="T881">\0</text:span><text:span text:style-name="T882">'</text:span><text:span text:style-name="T883">,<text:s/></text:span><text:span text:style-name="T884">1024</text:span><text:span text:style-name="T885">);</text:span><text:span text:style-name="T886"><text:line-break/></text:span><text:span text:style-name="T887"><text:s text:c="8"/></text:span><text:span text:style-name="T888">bytes_read<text:s/></text:span><text:span text:style-name="T889">= recv(</text:span><text:span text:style-name="T890">data</text:span><text:span text:style-name="T891">-&gt;</text:span><text:span text:style-name="T892">socket</text:span><text:span text:style-name="T893">,<text:s/></text:span><text:span text:style-name="T894">buf</text:span><text:span text:style-name="T895">,<text:s/></text:span><text:span text:style-name="T896">1024</text:span><text:span text:style-name="T897">,<text:s/></text:span><text:span text:style-name="T898">0</text:span><text:span text:style-name="T899">);</text:span><text:span text:style-name="T900"><text:line-break/></text:span><text:span text:style-name="T901"><text:s text:c="8"/></text:span><text:span text:style-name="T902">if</text:span><text:span text:style-name="T903">(</text:span><text:span text:style-name="T904">bytes_read<text:s/></text:span><text:span text:style-name="T905">&lt;=<text:s/></text:span><text:span text:style-name="T906">0</text:span><text:span text:style-name="T907">)<text:s/></text:span><text:span text:style-name="T908">break</text:span><text:span text:style-name="T909">;</text:span><text:span text:style-name="T910"><text:line-break/></text:span><text:span text:style-name="T911"><text:s text:c="8"/></text:span><text:span text:style-name="T912">else<text:s/></text:span><text:span text:style-name="T913">{</text:span><text:span text:style-name="T914"><text:line-break/></text:span><text:span text:style-name="T915"><text:s text:c="12"/>sem_wait(&amp;</text:span><text:span text:style-name="T916">data</text:span><text:span text:style-name="T917">-&gt;</text:span><text:span text:style-name="T918">resources</text:span><text:span text:style-name="T919">-&gt;</text:span><text:span text:style-name="T920">semaphore</text:span><text:span text:style-name="T921">);</text:span><text:span text:style-name="T922"><text:s/></text:span><text:span text:style-name="T923"><text:line-break/></text:span><text:span text:style-name="T924"><text:s text:c="12"/>++</text:span><text:span text:style-name="T925">data</text:span><text:span text:style-name="T926">-&gt;</text:span><text:span text:style-name="T927">resources</text:span><text:span text:style-name="T928">-&gt;</text:span><text:span text:style-name="T929">current_index</text:span><text:span text:style-name="T930">;</text:span><text:span text:style-name="T931"><text:line-break/></text:span><text:span text:style-name="T932"><text:s text:c="12"/></text:span><text:span text:style-name="T933">int<text:s/></text:span><text:span text:style-name="T934">client_number</text:span><text:span text:style-name="T935">;</text:span><text:span text:style-name="T936"><text:line-break/></text:span><text:span text:style-name="T937"><text:s text:c="12"/></text:span><text:span text:style-name="T938">if<text:s/></text:span><text:span text:style-name="T939">(isNumber(</text:span><text:span text:style-name="T940">buf</text:span><text:span text:style-name="T941">, &amp;</text:span><text:span text:style-name="T942">client_number</text:span><text:span text:style-name="T943">)) {</text:span><text:span text:style-name="T944"><text:line-break/></text:span><text:span text:style-name="T945"><text:s text:c="16"/></text:span><text:span text:style-name="T946">char<text:s/></text:span><text:span text:style-name="T947">*</text:span><text:span text:style-name="T948">number<text:s/></text:span><text:span text:style-name="T949">= numberToString(</text:span><text:span text:style-name="T950">data</text:span><text:span text:style-name="T951">-&gt;</text:span><text:span text:style-name="T952">resources</text:span><text:span text:style-name="T953">-&gt;</text:span><text:span text:style-name="T954">sum_of_numbers<text:s/></text:span><text:span text:style-name="T955">+=<text:s/></text:span><text:span text:style-name="T956">client_number</text:span><text:span text:style-name="T957">);</text:span><text:span text:style-name="T958"><text:s/></text:span><text:span text:style-name="T959"><text:line-break/></text:span><text:span text:style-name="T960"><text:s text:c="16"/>printf(</text:span><text:span text:style-name="T961">"</text:span><text:span text:style-name="T962">Клиент</text:span><text:span text:style-name="T963"><text:s/>%d: %s</text:span><text:span text:style-name="T964">\n</text:span><text:span text:style-name="T965">Текущая</text:span><text:span text:style-name="T966"><text:s/></text:span><text:span text:style-name="T967">сумма</text:span><text:span text:style-name="T968">: %d</text:span><text:span text:style-name="T969">\n</text:span><text:span text:style-name="T970">"</text:span><text:span text:style-name="T971">,</text:span><text:span text:style-name="T972"><text:line-break/></text:span><text:span text:style-name="T973"><text:s text:c="23"/></text:span><text:span text:style-name="T974">data</text:span><text:span text:style-name="T975">-&gt;</text:span><text:span text:style-name="T976">resources</text:span><text:span text:style-name="T977">-&gt;</text:span><text:span text:style-name="T978">current_index</text:span><text:span text:style-name="T979">,<text:s/></text:span><text:span text:style-name="T980">buf</text:span><text:span text:style-name="T981">,<text:s/></text:span><text:span text:style-name="T982">data</text:span><text:span text:style-name="T983">-&gt;</text:span><text:span text:style-name="T984">resources</text:span><text:span text:style-name="T985">-&gt;</text:span><text:span text:style-name="T986">sum_of_numbers</text:span><text:span text:style-name="T987">);</text:span><text:span text:style-name="T988"><text:line-break/></text:span><text:span text:style-name="T989"><text:s text:c="16"/>s</text:span><text:span text:style-name="T990">end(</text:span><text:span text:style-name="T991">data</text:span><text:span text:style-name="T992">-&gt;</text:span><text:span text:style-name="T993">socket</text:span><text:span text:style-name="T994">,<text:s/></text:span><text:span text:style-name="T995">number</text:span><text:span text:style-name="T996">, strlen(</text:span><text:span text:style-name="T997">number</text:span><text:span text:style-name="T998">),<text:s/></text:span><text:span text:style-name="T999">0</text:span><text:span text:style-name="T1000">);</text:span><text:span text:style-name="T1001"><text:line-break/></text:span><text:span text:style-name="T1002"><text:s text:c="16"/>free(</text:span><text:span text:style-name="T1003">number</text:span><text:span text:style-name="T1004">);</text:span><text:span text:style-name="T1005"><text:line-break/></text:span><text:span text:style-name="T1006"><text:s text:c="12"/>}<text:s/></text:span><text:span text:style-name="T1007">else<text:s/></text:span><text:span text:style-name="T1008">{</text:span><text:span text:style-name="T1009"><text:line-break/></text:span><text:span text:style-name="T1010"><text:s text:c="16"/></text:span><text:span text:style-name="T1011">const char<text:s/></text:span><text:span text:style-name="T1012">*</text:span><text:span text:style-name="T1013">warn<text:s/></text:span><text:span text:style-name="T1014">=<text:s/></text:span><text:span text:style-name="T1015">"</text:span><text:span text:style-name="T1016">Некорректный</text:span><text:span text:style-name="T1017"><text:s/></text:span><text:span text:style-name="T1018">ввод</text:span><text:span text:style-name="T1019">!"</text:span><text:span text:style-name="T1020">;</text:span><text:span text:style-name="T1021"><text:line-break/></text:span><text:span text:style-name="T1022"><text:s text:c="16"/>printf(</text:span><text:span text:style-name="T1023">"</text:span><text:span text:style-name="T1024">Клиент</text:span><text:span text:style-name="T1025"><text:s/>%d<text:s/></text:span><text:span text:style-name="T1026">ввёл</text:span><text:span text:style-name="T1027"><text:s/></text:span><text:span text:style-name="T1028">строку</text:span><text:span text:style-name="T1029">: %s</text:span><text:span text:style-name="T1030">\n</text:span><text:span text:style-name="T1031">"</text:span><text:span text:style-name="T1032">,<text:s/></text:span><text:span text:style-name="T1033">data</text:span><text:span text:style-name="T1034">-&gt;</text:span><text:span text:style-name="T1035">resources</text:span><text:span text:style-name="T1036">-&gt;</text:span><text:span text:style-name="T1037">current_index</text:span><text:span text:style-name="T1038">,<text:s/></text:span><text:span text:style-name="T1039">buf</text:span><text:span text:style-name="T1040">);</text:span><text:span text:style-name="T1041"><text:line-break/></text:span><text:span text:style-name="T1042"><text:s text:c="16"/>send(</text:span><text:span text:style-name="T1043">data</text:span><text:span text:style-name="T1044">-&gt;</text:span><text:span text:style-name="T1045">socket</text:span><text:span text:style-name="T1046">,<text:s/></text:span><text:span text:style-name="T1047">warn</text:span><text:span text:style-name="T1048">, strlen(</text:span><text:span text:style-name="T1049">warn</text:span><text:span text:style-name="T1050">),<text:s/></text:span><text:span text:style-name="T1051">0</text:span><text:span text:style-name="T1052">);</text:span><text:span text:style-name="T1053"><text:line-break/></text:span><text:span text:style-name="T1054"><text:s text:c="12"/>}</text:span><text:span text:style-name="T1055"><text:line-break/></text:span><text:span text:style-name="T1056"><text:s text:c="12"/>sem_post(&amp;</text:span><text:span text:style-name="T1057">data</text:span><text:span text:style-name="T1058">-&gt;</text:span><text:span text:style-name="T1059">resources</text:span><text:span text:style-name="T1060">-&gt;</text:span><text:span text:style-name="T1061">semaphore</text:span><text:span text:style-name="T1062">);</text:span><text:span text:style-name="T1063"><text:line-break/></text:span><text:span text:style-name="T1064"><text:s text:c="8"/>}</text:span><text:span text:style-name="T1065"><text:line-break/></text:span><text:span text:style-name="T1066"><text:s text:c="4"/>}</text:span><text:span text:style-name="T1067"><text:line-break/></text:span><text:span text:style-name="T1068"><text:line-break/></text:span><text:span text:style-name="T1069"><text:s text:c="4"/>close(</text:span><text:span text:style-name="T1070">data</text:span><text:span text:style-name="T1071">-&gt;</text:span><text:span text:style-name="T1072">socket</text:span><text:span text:style-name="T1073">);</text:span><text:span text:style-name="T1074"><text:line-break/></text:span><text:span text:style-name="T1075"><text:s text:c="4"/>free(arg);</text:span><text:span text:style-name="T1076"><text:line-break/></text:span><text:span text:style-name="T1077"><text:s text:c="4"/></text:span><text:span text:style-name="T1078">return<text:s/></text:span><text:span text:style-name="T1079">0</text:span><text:span text:style-name="T1080">;</text:span><text:span text:style-name="T1081"><text:line-break/></text:span><text:span text:style-name="T1082">}</text:span><text:span text:style-name="T1083"><text:line-break/></text:span><text:span text:style-name="T1084"><text:line-break/></text:span><text:span text:style-name="T1085">int<text:s/></text:span><text:span text:style-name="T1086">isNumber</text:span><text:span text:style-name="T1087">(</text:span><text:span text:style-name="T1088">const char<text:s/></text:span><text:span text:style-name="T1089">*input,<text:s/></text:span><text:span text:style-name="T1090">int<text:s/></text:span><text:span text:style-name="T1091">*output) {</text:span><text:span text:style-name="T1092"><text:line-break/></text:span><text:span text:style-name="T1093"><text:s text:c="4"/>*output =<text:s/></text:span><text:span text:style-name="T1094">0</text:span><text:span text:style-name="T1095">;</text:span><text:span text:style-name="T1096"><text:line-break/></text:span><text:span text:style-name="T1097"><text:s text:c="4"/></text:span><text:span text:style-name="T1098">int<text:s/></text:span><text:span text:style-name="T1099">n<text:s/></text:span><text:span text:style-name="T1100">= strlen(input),<text:s/></text:span><text:span text:style-name="T1101">first<text:s/></text:span><text:span text:style-name="T1102">=<text:s/></text:span><text:span text:style-name="T1103">0</text:span><text:span text:style-name="T1104">;</text:span><text:span text:style-name="T1105"><text:line-break/></text:span><text:span text:style-name="T1106"><text:s text:c="4"/></text:span><text:span text:style-name="T1107">if</text:span><text:span text:style-name="T1108">(</text:span><text:span text:style-name="T1109">n<text:s/></text:span><text:span text:style-name="T1110">&amp;&amp; input[</text:span><text:span text:style-name="T1111">0</text:span><text:span text:style-name="T1112">] ==<text:s/></text:span><text:span text:style-name="T1113">'-'</text:span><text:span text:style-name="T1114">) {</text:span><text:span text:style-name="T1115"><text:line-break/></text:span><text:span text:style-name="T1116"><text:s text:c="8"/></text:span><text:span text:style-name="T1117">first<text:s/></text:span><text:span text:style-name="T1118">=<text:s/></text:span><text:span text:style-name="T1119">1</text:span><text:span text:style-name="T1120">;</text:span><text:span text:style-name="T1121"><text:line-break/></text:span><text:span text:style-name="T1122"><text:s text:c="4"/>}</text:span><text:span text:style-name="T1123"><text:line-break/></text:span><text:span text:style-name="T1124"><text:s text:c="4"/></text:span><text:span text:style-name="T1125">if<text:s/></text:span><text:span text:style-name="T1126">(</text:span><text:span text:style-name="T1127">n<text:s/></text:span><text:span text:style-name="T1128">==<text:s/></text:span><text:span text:style-name="T1129">first<text:s/></text:span><text:span text:style-name="T1130">+<text:s/></text:span><text:span text:style-name="T1131">1<text:s/></text:span><text:span text:style-name="T1132">&amp;&amp; input[</text:span><text:span text:style-name="T1133">first</text:span><text:span text:style-name="T1134">] ==<text:s/></text:span><text:span text:style-name="T1135">'0'</text:span><text:span text:style-name="T1136">) {</text:span><text:span text:style-name="T1137"><text:line-break/></text:span><text:span text:style-name="T1138"><text:s text:c="8"/></text:span><text:span text:style-name="T1139">return<text:s/></text:span><text:span text:style-name="T1140">1</text:span><text:span text:style-name="T1141">;</text:span><text:span text:style-name="T1142"><text:line-break/></text:span><text:span text:style-name="T1143"><text:s text:c="4"/>}<text:s/></text:span><text:span text:style-name="T1144">else if<text:s/></text:span><text:span text:style-name="T1145">(</text:span><text:span text:style-name="T1146">n<text:s/></text:span><text:span text:style-name="T1147">&lt;=<text:s/></text:span><text:span text:style-name="T1148">first<text:s/></text:span><text:span text:style-name="T1149">||<text:s/></text:span><text:span text:style-name="T1150">input[</text:span><text:span text:style-name="T1151">first</text:span><text:span text:style-name="T1152">] &lt;<text:s/></text:span><text:span text:style-name="T1153">'1'<text:s/></text:span><text:span text:style-name="T1154">|| input[</text:span><text:span text:style-name="T1155">first</text:span><text:span text:style-name="T1156">] &gt;<text:s/></text:span><text:span text:style-name="T1157">'9'</text:span><text:span text:style-name="T1158">) {</text:span><text:span text:style-name="T1159"><text:line-break/></text:span><text:span text:style-name="T1160"><text:s text:c="8"/></text:span><text:span text:style-name="T1161">return<text:s/></text:span><text:span text:style-name="T1162">0</text:span><text:span text:style-name="T1163">;</text:span><text:span text:style-name="T1164"><text:line-break/></text:span><text:span text:style-name="T1165"><text:s text:c="4"/>}<text:s/></text:span><text:span text:style-name="T1166">else<text:s/></text:span><text:span text:style-name="T1167">{</text:span><text:span text:style-name="T1168"><text:line-break/></text:span><text:span text:style-name="T1169"><text:s text:c="8"/>*output = input[</text:span><text:span text:style-name="T1170">first</text:span><text:span text:style-name="T1171">] -<text:s/></text:span><text:span text:style-name="T1172">'0'</text:span><text:span text:style-name="T1173">;</text:span><text:span text:style-name="T1174"><text:line-break/></text:span><text:span text:style-name="T1175"><text:s text:c="4"/>}</text:span><text:span text:style-name="T1176"><text:line-break/></text:span><text:span text:style-name="T1177"><text:s text:c="4"/></text:span><text:span text:style-name="T1178">for<text:s/></text:span><text:span text:style-name="T1179">(</text:span><text:span text:style-name="T1180">int<text:s/></text:span><text:span text:style-name="T1181">i<text:s/></text:span><text:span text:style-name="T1182">=<text:s/></text:span><text:span text:style-name="T1183">first<text:s/></text:span><text:span text:style-name="T1184">+<text:s/></text:span><text:span text:style-name="T1185">1</text:span><text:span text:style-name="T1186">;<text:s/></text:span><text:span text:style-name="T1187">i<text:s/></text:span><text:span text:style-name="T1188">&lt;<text:s/></text:span><text:span text:style-name="T1189">n</text:span><text:span text:style-name="T1190">; ++</text:span><text:span text:style-name="T1191">i</text:span><text:span text:style-name="T1192">) {</text:span><text:span text:style-name="T1193"><text:line-break/></text:span><text:span text:style-name="T1194"><text:s text:c="8"/></text:span><text:span text:style-name="T1195">if<text:s/></text:span><text:span text:style-name="T1196">(input[</text:span><text:span text:style-name="T1197">i</text:span><text:span text:style-name="T1198">] &lt;<text:s/></text:span><text:span text:style-name="T1199">'0'<text:s/></text:span><text:span text:style-name="T1200">|| input[</text:span><text:span text:style-name="T1201">i</text:span><text:span text:style-name="T1202">] &gt;<text:s/></text:span><text:span text:style-name="T1203">'9'</text:span><text:span text:style-name="T1204">) {</text:span><text:span text:style-name="T1205"><text:line-break/></text:span><text:span text:style-name="T1206"><text:s text:c="12"/></text:span><text:span text:style-name="T1207">return<text:s/></text:span><text:span text:style-name="T1208">0</text:span><text:span text:style-name="T1209">;</text:span><text:span text:style-name="T1210"><text:line-break/></text:span><text:span text:style-name="T1211"><text:s text:c="8"/>}<text:s/></text:span><text:span text:style-name="T1212">else<text:s/></text:span><text:span text:style-name="T1213">{</text:span><text:span text:style-name="T1214"><text:line-break/></text:span><text:span text:style-name="T1215"><text:s text:c="12"/>*output *=<text:s/></text:span><text:span text:style-name="T1216">10</text:span><text:span text:style-name="T1217">;</text:span><text:span text:style-name="T1218"><text:line-break/></text:span><text:span text:style-name="T1219"><text:s text:c="12"/>*output += input[</text:span><text:span text:style-name="T1220">i</text:span><text:span text:style-name="T1221">] -<text:s/></text:span><text:span text:style-name="T1222">'0'</text:span><text:span text:style-name="T1223">;</text:span><text:span text:style-name="T1224"><text:line-break/></text:span><text:span text:style-name="T1225"><text:s text:c="8"/>}</text:span><text:span text:style-name="T1226"><text:line-break/></text:span><text:span text:style-name="T1227"><text:s text:c="4"/>}</text:span><text:span text:style-name="T1228"><text:line-break/></text:span><text:span text:style-name="T1229"><text:s text:c="4"/></text:span><text:span text:style-name="T1230">if<text:s/></text:span><text:span text:style-name="T1231">(</text:span><text:span text:style-name="T1232">first</text:span><text:span text:style-name="T1233">) {</text:span><text:span text:style-name="T1234"><text:line-break/></text:span><text:span text:style-name="T1235"><text:s text:c="8"/>*output = -*output;</text:span><text:span text:style-name="T1236"><text:line-break/></text:span><text:span text:style-name="T1237"><text:s text:c="4"/>}</text:span><text:span text:style-name="T1238"><text:line-break/></text:span><text:span text:style-name="T1239"><text:s text:c="4"/></text:span><text:span text:style-name="T1240">return<text:s/></text:span><text:span text:style-name="T1241">1</text:span><text:span text:style-name="T1242">;</text:span><text:span text:style-name="T1243"><text:line-break/></text:span><text:span text:style-name="T1244">}</text:span><text:span text:style-name="T1245"><text:line-break/></text:span><text:span text:style-name="T1246"><text:line-break/></text:span><text:span text:style-name="T1247">char<text:s/></text:span><text:span text:style-name="T1248">*</text:span><text:span text:style-name="T1249">numberToString</text:span><text:span text:style-name="T1250">(</text:span><text:span text:style-name="T1251">int<text:s/></text:span><text:span text:style-name="T1252">number) {</text:span><text:span text:style-name="T1253"><text:line-break/></text:span><text:span text:style-name="T1254"><text:s text:c="4"/></text:span><text:span text:style-name="T1255">char<text:s/></text:span><text:span text:style-name="T1256">*</text:span><text:span text:style-name="T1257">numberArray</text:span><text:span text:style-name="T1258">;</text:span><text:span text:style-name="T1259"><text:line-break/></text:span><text:span text:style-name="T1260"><text:s text:c="4"/></text:span><text:span text:style-name="T1261">if<text:s/></text:span><text:span text:style-name="T1262">(number ==<text:s/></text:span><text:span text:style-name="T1263">0</text:span><text:span text:style-name="T1264">) {</text:span><text:span text:style-name="T1265"><text:line-break/></text:span><text:span text:style-name="T1266"><text:s text:c="8"/></text:span><text:span text:style-name="T1267">numberArray<text:s/></text:span><text:span text:style-name="T1268">= malloc(</text:span><text:span text:style-name="T1269">2<text:s/></text:span><text:span text:style-name="T1270">*<text:s/></text:span><text:span text:style-name="T1271">sizeof</text:span><text:span text:style-name="T1272">(</text:span><text:span text:style-name="T1273">char</text:span><text:span text:style-name="T1274">));</text:span><text:span text:style-name="T1275"><text:line-break/></text:span><text:span text:style-name="T1276"><text:s text:c="8"/></text:span><text:span text:style-name="T1277">numberArray</text:span><text:span text:style-name="T1278">[</text:span><text:span text:style-name="T1279">0</text:span><text:span text:style-name="T1280">] =<text:s/></text:span><text:span text:style-name="T1281">'0'</text:span><text:span text:style-name="T1282">;</text:span><text:span text:style-name="T1283"><text:line-break/></text:span><text:span text:style-name="T1284"><text:s text:c="8"/></text:span><text:span text:style-name="T1285">numberArray</text:span><text:span text:style-name="T1286">[</text:span><text:span text:style-name="T1287">1</text:span><text:span text:style-name="T1288">] =<text:s/></text:span><text:span text:style-name="T1289">'</text:span><text:span text:style-name="T1290">\0</text:span><text:span text:style-name="T1291">'</text:span><text:span text:style-name="T1292">;</text:span><text:span text:style-name="T1293"><text:line-break/></text:span><text:span text:style-name="T1294"><text:s text:c="8"/></text:span><text:span text:style-name="T1295">return<text:s/></text:span><text:span text:style-name="T1296">numberArray</text:span><text:span text:style-name="T1297">;</text:span><text:span text:style-name="T1298"><text:line-break/></text:span><text:span text:style-name="T1299"><text:s text:c="4"/>}</text:span><text:span text:style-name="T1300"><text:line-break/></text:span><text:span text:style-name="T1301"><text:s text:c="4"/></text:span><text:span text:style-name="T1302">int<text:s/></text:span><text:span text:style-name="T1303">i</text:span><text:span text:style-name="T1304">,<text:s/></text:span><text:span text:style-name="T1305">first</text:span><text:span text:style-name="T1306">;</text:span><text:span text:style-name="T1307"><text:line-break/></text:span><text:span text:style-name="T1308"><text:s text:c="4"/></text:span><text:span text:style-name="T1309">if<text:s/></text:span><text:span text:style-name="T1310">(number &lt;<text:s/></text:span><text:span text:style-name="T1311">0</text:span><text:span text:style-name="T1312">) {</text:span><text:span text:style-name="T1313"><text:line-break/></text:span><text:span text:style-name="T1314"><text:s text:c="8"/></text:span><text:span text:style-name="T1315">first<text:s/></text:span><text:span text:style-name="T1316">=<text:s/></text:span><text:span text:style-name="T1317">1</text:span><text:span text:style-name="T1318">;</text:span><text:span text:style-name="T1319"><text:line-break/></text:span><text:span text:style-name="T1320"><text:s text:c="8"/>number = -number;</text:span><text:span text:style-name="T1321"><text:line-break/></text:span><text:span text:style-name="T1322"><text:s text:c="4"/>}<text:s/></text:span><text:span text:style-name="T1323">else<text:s/></text:span><text:span text:style-name="T1324">{</text:span><text:span text:style-name="T1325"><text:line-break/></text:span><text:span text:style-name="T1326"><text:s text:c="8"/></text:span><text:span text:style-name="T1327">first<text:s/></text:span><text:span text:style-name="T1328">=<text:s/></text:span><text:span text:style-name="T1329">0</text:span><text:span text:style-name="T1330">;</text:span><text:span text:style-name="T1331"><text:line-break/></text:span><text:span text:style-name="T1332"><text:s text:c="4"/>}</text:span><text:span text:style-name="T1333"><text:line-break/></text:span><text:span text:style-name="T1334"><text:s text:c="4"/></text:span><text:span text:style-name="T1335">int<text:s/></text:span><text:span text:style-name="T1336">n<text:s/></text:span><text:span text:style-name="T1337">= (</text:span><text:span text:style-name="T1338">int</text:span><text:span text:style-name="T1339">)log10((</text:span><text:span text:style-name="T1340">double</text:span><text:span text:style-name="T1341">)number) +<text:s/></text:span><text:span text:style-name="T1342">first<text:s/></text:span><text:span text:style-name="T1343">+<text:s/></text:span><text:span text:style-name="T1344">1</text:span><text:span text:style-name="T1345">;</text:span><text:span text:style-name="T1346"><text:line-break/></text:span><text:span text:style-name="T1347"><text:s text:c="4"/></text:span><text:span text:style-name="T1348">numberArray<text:s/></text:span><text:span text:style-name="T1349">= calloc(</text:span><text:span text:style-name="T1350">n<text:s/></text:span><text:span text:style-name="T1351">+<text:s/></text:span><text:span text:style-name="T1352">first<text:s/></text:span><text:span text:style-name="T1353">+<text:s/></text:span><text:span text:style-name="T1354">1</text:span><text:span text:style-name="T1355">,<text:s/></text:span><text:span text:style-name="T1356">sizeof</text:span><text:span text:style-name="T1357">(</text:span><text:span text:style-name="T1358">char</text:span><text:span text:style-name="T1359">));</text:span><text:span text:style-name="T1360"><text:line-break/></text:span><text:span text:style-name="T1361"><text:s text:c="4"/></text:span><text:span text:style-name="T1362">for<text:s/></text:span><text:span text:style-name="T1363">(</text:span><text:span text:style-name="T1364">i<text:s/></text:span><text:span text:style-name="T1365">=<text:s/></text:span><text:span text:style-name="T1366">n<text:s/></text:span><text:span text:style-name="T1367">-<text:s/></text:span><text:span text:style-name="T1368">1</text:span><text:span text:style-name="T1369">;<text:s/></text:span><text:span text:style-name="T1370">i<text:s/></text:span><text:span text:style-name="T1371">&gt;=<text:s/></text:span><text:span text:style-name="T1372">first</text:span><text:span text:style-name="T1373">; --</text:span><text:span text:style-name="T1374">i</text:span><text:span text:style-name="T1375">, number /=<text:s/></text:span><text:span text:style-name="T1376">10</text:span><text:span text:style-name="T1377">) {</text:span><text:span text:style-name="T1378"><text:line-break/></text:span><text:span text:style-name="T1379"><text:s text:c="8"/></text:span><text:span text:style-name="T1380">numberArray</text:span><text:span text:style-name="T1381">[</text:span><text:span text:style-name="T1382">i</text:span><text:span text:style-name="T1383">] = (</text:span><text:span text:style-name="T1384">char</text:span><text:span text:style-name="T1385">)((number %<text:s/></text:span><text:span text:style-name="T1386">10</text:span><text:span text:style-name="T1387">) +<text:s/></text:span><text:span text:style-name="T1388">'0'</text:span><text:span text:style-name="T1389">);</text:span><text:span text:style-name="T1390"><text:line-break/></text:span><text:span text:style-name="T1391"><text:s text:c="4"/>}</text:span><text:span text:style-name="T1392"><text:line-break/></text:span><text:span text:style-name="T1393"><text:s text:c="4"/></text:span><text:span text:style-name="T1394">if<text:s/></text:span><text:span text:style-name="T1395">(</text:span><text:span text:style-name="T1396">first</text:span><text:span text:style-name="T1397">) {</text:span><text:span text:style-name="T1398"><text:line-break/></text:span><text:span text:style-name="T1399"><text:s text:c="8"/></text:span><text:span text:style-name="T1400">numberArray</text:span><text:span text:style-name="T1401">[</text:span><text:span text:style-name="T1402">0</text:span><text:span text:style-name="T1403">] =<text:s/></text:span><text:span text:style-name="T1404">'-'</text:span><text:span text:style-name="T1405">;</text:span><text:span text:style-name="T1406"><text:line-break/></text:span><text:span text:style-name="T1407"><text:s text:c="4"/>}</text:span><text:span text:style-name="T1408"><text:line-break/></text:span><text:span text:style-name="T1409"><text:s text:c="4"/></text:span><text:span text:style-name="T1410">numberArray</text:span><text:span text:style-name="T1411">[</text:span><text:span text:style-name="T1412">n</text:span><text:span text:style-name="T1413">] =<text:s/></text:span><text:span text:style-name="T1414">'</text:span><text:span text:style-name="T1415">\0</text:span><text:span text:style-name="T1416">'</text:span><text:span text:style-name="T1417">;</text:span><text:span text:style-name="T1418"><text:line-break/></text:span><text:span text:style-name="T1419"><text:s text:c="4"/></text:span><text:span text:style-name="T1420">return<text:s/></text:span><text:span text:style-name="T1421">numberArray</text:span><text:span text:style-name="T1422">;</text:span><text:span text:style-name="T1423"><text:line-break/></text:span><text:span text:style-name="T1424">}</text:span></text:p>
      <text:p text:style-name="P14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/>
    <style:font-face style:name="JetBrains Mono" svg:font-family="JetBrains Mon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style:vertical-align="auto" fo:line-height="107%"/>
      <style:text-properties style:font-name-complex="Times New Roman" style:letter-kerning="false" style:font-size-complex="16pt" style:language-asian="ru" style:country-asian="RU" style:language-complex="ar" style:country-complex="SA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style:vertical-align="auto" fo:margin-bottom="0.0694in" fo:line-height="107%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style:vertical-align="auto" fo:margin-bottom="0.0694in" fo:line-height="107%"/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style:vertical-align="auto" fo:margin-bottom="0.0694in" fo:line-height="107%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text:list-style style:name="WWNum5" style:display-name="WWNum5">
      <text:list-level-style-number text:level="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2LVL2" style:family="text">
      <style:text-properties style:font-name="OpenSymbol" style:font-name-complex="OpenSymbol"/>
    </style:style>
    <style:style style:name="WW_CharLFO2LVL3" style:family="text">
      <style:text-properties style:font-name="OpenSymbol" style:font-name-complex="OpenSymbol"/>
    </style:style>
    <style:style style:name="WW_CharLFO2LVL4" style:family="text">
      <style:text-properties style:font-name="OpenSymbol" style:font-name-complex="OpenSymbol"/>
    </style:style>
    <style:style style:name="WW_CharLFO2LVL5" style:family="text">
      <style:text-properties style:font-name="OpenSymbol" style:font-name-complex="OpenSymbol"/>
    </style:style>
    <style:style style:name="WW_CharLFO2LVL6" style:family="text">
      <style:text-properties style:font-name="OpenSymbol" style:font-name-complex="OpenSymbol"/>
    </style:style>
    <style:style style:name="WW_CharLFO2LVL7" style:family="text">
      <style:text-properties style:font-name="OpenSymbol" style:font-name-complex="OpenSymbol"/>
    </style:style>
    <style:style style:name="WW_CharLFO2LVL8" style:family="text">
      <style:text-properties style:font-name="OpenSymbol" style:font-name-complex="OpenSymbol"/>
    </style:style>
    <style:style style:name="WW_CharLFO2LVL9" style:family="text">
      <style:text-properties style:font-name="OpenSymbol" style:font-name-complex="OpenSymbol"/>
    </style:style>
    <text:list-style style:name="WWNum4" style:display-name="WWNum4">
      <text:list-level-style-number text:level="1" style:num-suffix="." style:num-format="1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bullet text:level="2" text:style-name="WW_CharLFO2LVL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darian</dc:creator>
    <meta:creation-date>2021-11-12T11:53:00Z</meta:creation-date>
    <dc:date>2021-12-06T15:25:00Z</dc:date>
    <meta:template xlink:href="Normal.dotm" xlink:type="simple"/>
    <meta:editing-cycles>13</meta:editing-cycles>
    <meta:editing-duration>PT10800S</meta:editing-duration>
    <meta:document-statistic meta:page-count="1" meta:paragraph-count="16" meta:word-count="1247" meta:character-count="8340" meta:row-count="59" meta:non-whitespace-character-count="7109"/>
  </office:meta>
</office:document-meta>
</file>